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adeGothic" svg:font-family="TradeGothic, Helvetica, Arial, sans-serif"/>
  </office:font-face-decls>
  <office:automatic-styles>
    <style:style style:name="P1" style:family="paragraph" style:parent-style-name="Standard">
      <style:text-properties fo:font-size="18pt" fo:font-style="italic" style:text-underline-style="none" fo:font-weight="bold" officeooo:rsid="000fc76b" officeooo:paragraph-rsid="000fc76b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style:font-name="Liberation Serif" fo:font-size="14pt" fo:font-style="normal" style:text-underline-style="none" fo:font-weight="bold" officeooo:rsid="000fc76b" officeooo:paragraph-rsid="000fc76b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Liberation Serif" fo:font-size="14pt" fo:font-style="normal" style:text-underline-style="none" fo:font-weight="bold" officeooo:rsid="001116c1" officeooo:paragraph-rsid="001116c1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bold" officeooo:rsid="001116c1" officeooo:paragraph-rsid="001116c1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Liberation Serif" fo:font-size="14pt" fo:font-style="normal" style:text-underline-style="none" fo:font-weight="bold" officeooo:rsid="001116c1" officeooo:paragraph-rsid="0013d782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Liberation Serif" fo:font-size="14pt" fo:font-style="normal" style:text-underline-style="none" fo:font-weight="bold" officeooo:rsid="000fc76b" officeooo:paragraph-rsid="000fc76b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Liberation Serif" fo:font-size="14pt" fo:font-style="normal" style:text-underline-style="none" fo:font-weight="bold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Liberation Serif" fo:font-size="14pt" fo:font-style="normal" style:text-underline-style="none" fo:font-weight="normal" officeooo:rsid="000fc76b" officeooo:paragraph-rsid="000fc76b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Liberation Serif" fo:font-size="14pt" fo:font-style="italic" style:text-underline-style="none" fo:font-weight="bold" officeooo:rsid="001116c1" officeooo:paragraph-rsid="0013d782" style:font-size-asian="12.25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style:font-name="Liberation Serif" fo:font-size="14pt" fo:font-style="italic" style:text-underline-style="none" fo:font-weight="bold" officeooo:rsid="001116c1" officeooo:paragraph-rsid="001116c1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style:font-name="Liberation Serif" fo:font-size="14pt" fo:language="en" fo:country="US" fo:font-style="normal" style:text-underline-style="none" fo:font-weight="bold" officeooo:rsid="00122e09" officeooo:paragraph-rsid="00122e09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fc76b" officeooo:paragraph-rsid="000fc76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116c1" officeooo:paragraph-rsid="001116c1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bold" officeooo:rsid="000fc76b" officeooo:paragraph-rsid="000fc76b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bold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bold" officeooo:rsid="001116c1" officeooo:paragraph-rsid="0013d782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italic" style:text-underline-style="none" fo:font-weight="normal" officeooo:rsid="001116c1" officeooo:paragraph-rsid="001116c1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italic" style:text-underline-style="none" fo:font-weight="bold" officeooo:rsid="0013d782" officeooo:paragraph-rsid="0013d782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italic" fo:font-weight="bold" officeooo:rsid="001e3972" officeooo:paragraph-rsid="001e3972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4pt" fo:letter-spacing="normal" fo:language="en" fo:country="US" fo:font-style="normal" style:text-underline-style="none" fo:font-weight="bold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ext_20_body">
      <style:text-properties fo:font-variant="normal" fo:text-transform="none" fo:color="#000000" loext:opacity="100%" style:font-name="Liberation Serif" fo:font-size="14pt" fo:letter-spacing="normal" fo:language="en" fo:country="US" fo:font-style="normal" style:text-underline-style="none" fo:font-weight="bold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normal" style:text-underline-style="none" fo:font-weight="bold" officeooo:rsid="00122e09" officeooo:paragraph-rsid="00122e09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normal" style:text-underline-style="none" fo:font-weight="bold" officeooo:rsid="0013d782" officeooo:paragraph-rsid="0013d78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normal" fo:font-weight="bold" officeooo:rsid="001b5047" officeooo:paragraph-rsid="001b5047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paragraph-properties fo:margin-left="0.2083in" fo:margin-right="0in" fo:margin-top="0in" fo:margin-bottom="0in" style:contextual-spacing="false" style:line-height-at-least="0.2335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4pt" fo:letter-spacing="normal" fo:language="en" fo:country="US" fo:font-style="normal" fo:font-weight="bold" officeooo:rsid="00122e09" officeooo:paragraph-rsid="00122e09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left="0.2083in" fo:margin-right="0in" fo:margin-top="0in" fo:margin-bottom="0in" style:contextual-spacing="false" style:line-height-at-least="0.2335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4pt" fo:letter-spacing="normal" fo:language="en" fo:country="US" fo:font-style="normal" fo:font-weight="normal" officeooo:rsid="00122e09" officeooo:paragraph-rsid="00122e09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officeooo:paragraph-rsid="0013d782" style:font-size-asian="14pt" style:font-size-complex="14pt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13d782" officeooo:paragraph-rsid="0013d782" style:font-size-asian="14pt" style:font-weight-asian="bold" style:font-size-complex="14pt" style:font-weight-complex="bold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183062" officeooo:paragraph-rsid="00183062" style:font-size-asian="14pt" style:font-weight-asian="bold" style:font-size-complex="14pt" style:font-weight-complex="bold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1c4652" officeooo:paragraph-rsid="001c4652" style:font-size-asian="14pt" style:font-weight-asian="bold" style:font-size-complex="14pt" style:font-weight-complex="bold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1e3972" officeooo:paragraph-rsid="001e3972" style:font-size-asian="14pt" style:font-weight-asian="bold" style:font-size-complex="14pt" style:font-weight-complex="bold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normal" officeooo:rsid="00183062" officeooo:paragraph-rsid="00183062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GB" fo:font-style="normal" style:text-underline-style="none" fo:font-weight="bold" officeooo:rsid="0013d782" officeooo:paragraph-rsid="0013d782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6pt" fo:letter-spacing="normal" fo:language="en" fo:country="US" officeooo:paragraph-rsid="0013d782" style:font-size-asian="16pt" style:font-size-complex="16pt"/>
    </style:style>
    <style:style style:name="P35" style:family="paragraph" style:parent-style-name="Standard">
      <style:text-properties fo:font-variant="normal" fo:text-transform="none" fo:color="#000000" loext:opacity="100%" style:text-position="0% 100%" style:font-name="Liberation Serif" fo:font-size="14pt" fo:letter-spacing="normal" fo:language="en" fo:country="US" fo:font-style="italic" style:text-underline-style="none" fo:font-weight="normal" officeooo:rsid="001116c1" officeooo:paragraph-rsid="001116c1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Liberation Serif" fo:font-size="14pt" fo:letter-spacing="normal" fo:language="en" fo:country="US" fo:font-style="normal" style:text-underline-style="none" fo:font-weight="normal" officeooo:rsid="0013d782" officeooo:paragraph-rsid="0013d782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>
      <style:paragraph-properties fo:margin-left="0.2083in" fo:margin-right="0in" fo:margin-top="0in" fo:margin-bottom="0in" style:contextual-spacing="false" style:line-height-at-least="0.2335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position="0% 100%" style:font-name="Liberation Serif" fo:font-size="14pt" fo:letter-spacing="normal" fo:language="en" fo:country="US" fo:font-style="normal" fo:font-weight="normal" officeooo:rsid="00122e09" officeooo:paragraph-rsid="00122e09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Text_20_body">
      <style:paragraph-properties fo:margin-left="0in" fo:margin-right="0in" fo:margin-top="0in" fo:margin-bottom="0in" style:contextual-spacing="false" style:line-height-at-least="0.2335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position="0% 100%" style:font-name="Liberation Serif" fo:font-size="14pt" fo:letter-spacing="normal" fo:language="en" fo:country="US" fo:font-style="normal" fo:font-weight="bold" officeooo:rsid="00122e09" officeooo:paragraph-rsid="00122e09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ext_20_body">
      <style:text-properties fo:font-variant="normal" fo:text-transform="none" fo:color="#333333" loext:opacity="100%" style:font-name="Liberation Serif" fo:font-size="14pt" fo:letter-spacing="normal" fo:font-style="normal" style:text-underline-style="none" fo:font-weight="normal" officeooo:rsid="001116c1" officeooo:paragraph-rsid="0011eda3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Text_20_body">
      <style:paragraph-properties fo:line-height="100%"/>
      <style:text-properties fo:font-variant="normal" fo:text-transform="none" fo:color="#333333" loext:opacity="100%" style:font-name="Liberation Serif" fo:font-size="14pt" fo:letter-spacing="normal" fo:font-style="normal" style:text-underline-style="none" fo:font-weight="normal" officeooo:rsid="001116c1" officeooo:paragraph-rsid="0011eda3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Text_20_body">
      <style:paragraph-properties fo:line-height="100%"/>
      <style:text-properties fo:font-variant="normal" fo:text-transform="none" fo:color="#333333" loext:opacity="100%" style:font-name="Liberation Serif" fo:font-size="14pt" fo:letter-spacing="normal" fo:font-style="italic" style:text-underline-style="none" fo:font-weight="normal" officeooo:rsid="001116c1" officeooo:paragraph-rsid="0011eda3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style:text-properties fo:font-variant="normal" fo:text-transform="none" style:text-position="0% 100%" style:font-name="Liberation Serif" fo:font-size="14pt" fo:letter-spacing="normal" fo:language="en" fo:country="US" fo:font-style="normal" style:text-underline-style="none" fo:font-weight="normal" officeooo:rsid="00124102" officeooo:paragraph-rsid="00122e09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style:text-position="0% 100%" style:font-name="Liberation Serif" fo:font-size="14pt" fo:letter-spacing="normal" fo:language="en" fo:country="US" fo:font-style="normal" style:text-underline-style="none" fo:font-weight="normal" officeooo:rsid="00124102" officeooo:paragraph-rsid="00124102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fo:font-variant="normal" fo:text-transform="none" style:text-position="0% 100%" style:font-name="Liberation Serif" fo:font-size="14pt" fo:letter-spacing="normal" fo:language="en" fo:country="US" fo:font-style="normal" style:text-underline-style="none" fo:font-weight="bold" officeooo:rsid="00124102" officeooo:paragraph-rsid="00124102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paragraph-rsid="0013d782"/>
    </style:style>
    <style:style style:name="P46" style:family="paragraph" style:parent-style-name="Standard">
      <style:paragraph-properties fo:text-align="justify" style:justify-single-word="false"/>
      <style:text-properties style:text-position="0% 100%" officeooo:rsid="00124102" officeooo:paragraph-rsid="00124102"/>
    </style:style>
    <style:style style:name="P47" style:family="paragraph" style:parent-style-name="Standard">
      <style:text-properties officeooo:paragraph-rsid="0013d782"/>
    </style:style>
    <style:style style:name="P48" style:family="paragraph" style:parent-style-name="Text_20_body">
      <style:paragraph-properties fo:margin-left="0.2083in" fo:margin-right="0in" fo:margin-top="0in" fo:margin-bottom="0in" style:contextual-spacing="false" style:line-height-at-least="0.2335in" fo:text-align="start" style:justify-single-word="false" fo:orphans="2" fo:widows="2" fo:text-indent="0in" style:auto-text-indent="false" fo:padding="0in" fo:border="none"/>
      <style:text-properties fo:color="#000000" loext:opacity="100%" style:font-name="Liberation Serif" fo:font-size="14pt" fo:language="en" fo:country="US" fo:font-style="italic" fo:font-weight="bold" officeooo:rsid="00122e09" officeooo:paragraph-rsid="00122e09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Standard">
      <style:text-properties fo:font-size="14pt" fo:font-weight="bold" officeooo:rsid="0013d782" officeooo:paragraph-rsid="0013d782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fo:font-weight="bold" officeooo:rsid="00183062" officeooo:paragraph-rsid="00183062" style:font-size-asian="14pt" style:font-weight-asian="bold" style:font-size-complex="14pt" style:font-weight-complex="bold"/>
    </style:style>
    <style:style style:name="P51" style:family="paragraph" style:parent-style-name="Standard" style:list-style-name="L5">
      <style:paragraph-properties fo:text-align="justify" style:justify-single-word="false"/>
      <style:text-properties fo:font-variant="normal" fo:text-transform="none" style:text-position="0% 100%" style:font-name="Liberation Serif" fo:font-size="14pt" fo:letter-spacing="normal" fo:language="en" fo:country="US" fo:font-style="normal" style:text-underline-style="none" fo:font-weight="normal" officeooo:rsid="00124102" officeooo:paragraph-rsid="00124102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13d782" officeooo:paragraph-rsid="0013d782" style:font-size-asian="14pt" style:font-weight-asian="bold" style:font-size-complex="14pt" style:font-weight-complex="bold"/>
    </style:style>
    <style:style style:name="P53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1c4652" officeooo:paragraph-rsid="001c4652" style:font-size-asian="14pt" style:font-weight-asian="bold" style:font-size-complex="14pt" style:font-weight-complex="bold"/>
    </style:style>
    <style:style style:name="P54" style:family="paragraph" style:parent-style-name="Standard">
      <style:paragraph-properties fo:break-before="page"/>
      <style:text-properties fo:font-variant="normal" fo:text-transform="none" fo:color="#000000" loext:opacity="100%" style:font-name="Liberation Serif" fo:font-size="14pt" fo:letter-spacing="normal" fo:language="en" fo:country="US" fo:font-weight="bold" officeooo:rsid="001c4652" officeooo:paragraph-rsid="001c4652" style:font-size-asian="14pt" style:font-weight-asian="bold" style:font-size-complex="14pt" style:font-weight-complex="bold"/>
    </style:style>
    <style:style style:name="P55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2019c9" officeooo:paragraph-rsid="002019c9" style:font-size-asian="14pt" style:font-weight-asian="bold" style:font-size-complex="14pt" style:font-weight-complex="bold"/>
    </style:style>
    <style:style style:name="P56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1e3972" officeooo:paragraph-rsid="001e3972" style:font-size-asian="14pt" style:font-weight-asian="bold" style:font-size-complex="14pt" style:font-weight-complex="bold"/>
    </style:style>
    <style:style style:name="P57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italic" fo:font-weight="normal" officeooo:rsid="00183062" officeooo:paragraph-rsid="00183062" style:font-size-asian="14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normal" officeooo:rsid="001b5047" officeooo:paragraph-rsid="00183062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normal" officeooo:rsid="001c4652" officeooo:paragraph-rsid="001c4652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normal" officeooo:rsid="001e3972" officeooo:paragraph-rsid="001e3972" style:font-size-asian="14pt" style:font-weight-asian="normal" style:font-size-complex="14pt" style:font-weight-complex="normal"/>
    </style:style>
    <style:style style:name="P61" style:family="paragraph" style:parent-style-name="Standard" style:list-style-name="L5">
      <style:paragraph-properties fo:text-align="justify" style:justify-single-word="false"/>
      <style:text-properties style:text-position="0% 100%" officeooo:rsid="00124102" officeooo:paragraph-rsid="00124102"/>
    </style:style>
    <style:style style:name="P62" style:family="paragraph" style:parent-style-name="Text_20_body" style:list-style-name="L1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Text_20_body" style:list-style-name="L1">
      <style:text-properties fo:font-variant="normal" fo:text-transform="none" fo:color="#333333" loext:opacity="100%" style:font-name="Liberation Serif" fo:font-size="14pt" fo:letter-spacing="normal" fo:font-style="normal" style:text-underline-style="none" fo:font-weight="normal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Text_20_body" style:list-style-name="L1">
      <style:text-properties fo:font-variant="normal" fo:text-transform="none" fo:color="#333333" loext:opacity="100%" style:font-name="Liberation Serif" fo:font-size="14pt" fo:letter-spacing="normal" fo:language="en" fo:country="US" fo:font-style="normal" style:text-underline-style="none" fo:font-weight="normal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Text_20_body" style:list-style-name="L2">
      <style:paragraph-properties fo:line-height="100%"/>
      <style:text-properties fo:font-variant="normal" fo:text-transform="none" fo:color="#333333" loext:opacity="100%" style:font-name="Liberation Serif" fo:font-size="14pt" fo:letter-spacing="normal" fo:font-style="italic" style:text-underline-style="none" fo:font-weight="normal" officeooo:rsid="001116c1" officeooo:paragraph-rsid="0011eda3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Text_20_body" style:list-style-name="L2">
      <style:paragraph-properties fo:line-height="100%"/>
      <style:text-properties fo:color="#000000" loext:opacity="100%" style:font-name="Liberation Serif" fo:font-size="14pt" officeooo:paragraph-rsid="0011eda3" style:font-size-asian="14pt" style:font-size-complex="14pt"/>
    </style:style>
    <style:style style:name="P67" style:family="paragraph" style:parent-style-name="Text_20_body" style:list-style-name="L3">
      <style:paragraph-properties fo:margin-left="0.2083in" fo:margin-right="0in" fo:margin-top="0in" fo:margin-bottom="0in" style:contextual-spacing="false" style:line-height-at-least="0.2335in" fo:text-align="justify" style:justify-single-word="false" fo:orphans="2" fo:widows="2" fo:text-indent="0in" style:auto-text-indent="false" fo:padding="0in" fo:border="none"/>
      <style:text-properties fo:color="#000000" loext:opacity="100%" style:font-name="Liberation Serif" fo:font-size="14pt" fo:language="en" fo:country="US" fo:font-style="normal" fo:font-weight="bold" officeooo:rsid="00122e09" officeooo:paragraph-rsid="00122e09" style:font-size-asian="14pt" style:font-weight-asian="bold" style:font-size-complex="14pt" style:font-weight-complex="bold"/>
    </style:style>
    <style:style style:name="P68" style:family="paragraph" style:parent-style-name="Text_20_body" style:list-style-name="L4">
      <style:paragraph-properties fo:margin-top="0in" fo:margin-bottom="0in" style:contextual-spacing="false" style:line-height-at-least="0.2335in" fo:text-align="start" style:justify-single-word="false" fo:orphans="2" fo:widows="2" fo:padding="0in" fo:border="none"/>
      <style:text-properties fo:color="#000000" loext:opacity="100%" style:font-name="Liberation Serif" fo:font-size="14pt" fo:language="en" fo:country="US" fo:font-style="italic" fo:font-weight="bold" officeooo:rsid="00122e09" officeooo:paragraph-rsid="00122e09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color="#000000" loext:opacity="100%" style:font-name="TradeGothic" fo:font-size="13.5pt" fo:letter-spacing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style:font-size-asian="14pt"/>
    </style:style>
    <style:style style:name="T4" style:family="text">
      <style:text-properties fo:font-variant="normal" fo:text-transform="none" fo:color="#000000" loext:opacity="100%" fo:letter-spacing="normal" fo:font-weight="normal" style:font-size-asian="14pt"/>
    </style:style>
    <style:style style:name="T5" style:family="text">
      <style:text-properties fo:font-variant="normal" fo:text-transform="none" fo:color="#000000" loext:opacity="100%" fo:letter-spacing="normal" fo:font-weight="normal" style:font-size-asian="14pt" style:font-weight-asian="normal" style:font-weight-complex="normal"/>
    </style:style>
    <style:style style:name="T6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7" style:family="text">
      <style:text-properties fo:font-variant="normal" fo:text-transform="none" fo:color="#000000" loext:opacity="100%" fo:letter-spacing="normal" fo:font-weight="bold" style:font-size-asian="14pt" style:font-weight-asian="bold" style:font-weight-complex="bold"/>
    </style:style>
    <style:style style:name="T8" style:family="text">
      <style:text-properties fo:font-variant="normal" fo:text-transform="none" fo:color="#000000" loext:opacity="100%" fo:letter-spacing="normal" fo:font-style="italic" style:font-style-asian="italic" style:font-style-complex="italic"/>
    </style:style>
    <style:style style:name="T9" style:family="text">
      <style:text-properties fo:font-variant="normal" fo:text-transform="none" fo:color="#000000" loext:opacity="100%" fo:letter-spacing="normal" fo:language="en" fo:country="US"/>
    </style:style>
    <style:style style:name="T10" style:family="text">
      <style:text-properties fo:font-variant="normal" fo:text-transform="none" fo:color="#000000" loext:opacity="100%" fo:letter-spacing="normal" fo:language="en" fo:country="US" fo:font-weight="normal" officeooo:rsid="0013d782" style:font-size-asian="14pt" style:font-weight-asian="normal" style:font-weight-complex="normal"/>
    </style:style>
    <style:style style:name="T11" style:family="text">
      <style:text-properties fo:font-variant="normal" fo:text-transform="none" fo:color="#000000" loext:opacity="100%" fo:letter-spacing="normal" fo:language="en" fo:country="US" fo:font-weight="normal" style:font-weight-asian="normal" style:font-weight-complex="normal"/>
    </style:style>
    <style:style style:name="T12" style:family="text">
      <style:text-properties fo:font-variant="normal" fo:text-transform="none" fo:color="#000000" loext:opacity="100%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fo:color="#000000" loext:opacity="100%" fo:letter-spacing="normal" fo:language="en" fo:country="US" fo:font-style="italic" style:font-style-asian="italic" style:font-style-complex="italic"/>
    </style:style>
    <style:style style:name="T14" style:family="text">
      <style:text-properties fo:font-variant="normal" fo:text-transform="none" fo:color="#000000" loext:opacity="100%" fo:letter-spacing="normal" fo:language="en" fo:country="US" style:font-size-asian="14pt"/>
    </style:style>
    <style:style style:name="T15" style:family="text">
      <style:text-properties fo:font-variant="normal" fo:text-transform="none" fo:color="#000000" loext:opacity="100%" fo:letter-spacing="normal" fo:language="en" fo:country="US" officeooo:rsid="0013d782" style:font-size-asian="14pt"/>
    </style:style>
    <style:style style:name="T16" style:family="text">
      <style:text-properties fo:font-variant="normal" fo:text-transform="none" fo:color="#000000" loext:opacity="100%" fo:letter-spacing="normal" fo:language="en" fo:country="GB" fo:font-style="italic" officeooo:rsid="0013d782" style:font-size-asian="14pt" style:font-style-asian="italic" style:font-style-complex="italic"/>
    </style:style>
    <style:style style:name="T17" style:family="text">
      <style:text-properties fo:font-variant="normal" fo:text-transform="none" fo:color="#000000" loext:opacity="100%" style:text-position="sub 58%" fo:letter-spacing="normal" fo:language="en" fo:country="US"/>
    </style:style>
    <style:style style:name="T18" style:family="text">
      <style:text-properties fo:font-variant="normal" fo:text-transform="none" fo:color="#000000" loext:opacity="100%" style:text-position="sub 58%" fo:letter-spacing="normal" fo:language="en" fo:country="US" fo:font-weight="normal" style:font-weight-asian="normal" style:font-weight-complex="normal"/>
    </style:style>
    <style:style style:name="T19" style:family="text">
      <style:text-properties fo:font-variant="normal" fo:text-transform="none" fo:color="#000000" loext:opacity="100%" style:text-position="0% 100%" fo:letter-spacing="normal" fo:language="en" fo:country="US"/>
    </style:style>
    <style:style style:name="T20" style:family="text">
      <style:text-properties fo:font-variant="normal" fo:text-transform="none" fo:color="#000000" loext:opacity="100%" style:text-position="0% 100%" fo:letter-spacing="normal" fo:language="en" fo:country="US" fo:font-weight="normal" style:font-weight-asian="normal" style:font-weight-complex="normal"/>
    </style:style>
    <style:style style:name="T21" style:family="text">
      <style:text-properties fo:font-variant="normal" fo:text-transform="none" fo:color="#000000" loext:opacity="100%" style:text-position="0% 100%" style:font-name="Liberation Serif" fo:font-size="14pt" fo:letter-spacing="normal" fo:language="en" fo:country="GB" fo:font-style="normal" style:text-underline-style="none" fo:font-weight="normal" officeooo:rsid="0013d782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4pt" fo:letter-spacing="normal" fo:language="en" fo:country="US" fo:font-style="normal" style:text-underline-style="none" fo:font-weight="normal" officeooo:rsid="0013d782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Liberation Serif" fo:font-size="14pt" fo:letter-spacing="normal" fo:language="en" fo:country="US" fo:font-style="normal" style:text-underline-style="none" fo:font-weight="bold" officeooo:rsid="0013d782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4pt" fo:letter-spacing="normal" fo:language="en" fo:country="US" fo:font-style="normal" fo:font-weight="normal" style:font-size-asian="14pt" style:font-size-complex="14pt"/>
    </style:style>
    <style:style style:name="T25" style:family="text">
      <style:text-properties fo:font-variant="normal" fo:text-transform="none" fo:color="#000000" loext:opacity="100%" style:font-name="Liberation Serif" fo:font-size="14pt" fo:letter-spacing="normal" fo:language="en" fo:country="US" style:font-size-asian="14pt" style:font-size-complex="14pt"/>
    </style:style>
    <style:style style:name="T26" style:family="text">
      <style:text-properties fo:font-variant="normal" fo:text-transform="none" fo:color="#000000" loext:opacity="100%" style:font-name="Liberation Serif" fo:font-size="14pt" fo:letter-spacing="normal" fo:language="en" fo:country="US" fo:font-weight="bold" officeooo:rsid="0013d782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00" loext:opacity="100%" style:font-name="Liberation Serif" fo:letter-spacing="normal" fo:language="en" fo:country="US"/>
    </style:style>
    <style:style style:name="T28" style:family="text">
      <style:text-properties fo:font-variant="normal" fo:text-transform="none" fo:color="#000000" loext:opacity="100%" style:font-name="Liberation Serif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variant="normal" fo:text-transform="none" fo:color="#000000" loext:opacity="100%" style:font-name="Liberation Serif" fo:letter-spacing="normal" fo:language="en" fo:country="US" fo:font-style="italic" style:font-style-asian="italic" style:font-style-complex="italic"/>
    </style:style>
    <style:style style:name="T30" style:family="text">
      <style:text-properties fo:font-variant="normal" fo:text-transform="none" fo:color="#000000" loext:opacity="100%" style:font-name="Liberation Serif" fo:font-size="16pt" fo:letter-spacing="normal" fo:language="en" fo:country="US" style:font-size-asian="16pt" style:font-size-complex="16pt"/>
    </style:style>
    <style:style style:name="T31" style:family="text">
      <style:text-properties fo:font-variant="normal" fo:text-transform="none" fo:color="#333333" loext:opacity="100%" style:text-position="0% 100%" fo:letter-spacing="normal" fo:font-style="normal" fo:font-weight="normal" style:font-style-asian="normal" style:font-style-complex="normal"/>
    </style:style>
    <style:style style:name="T32" style:family="text">
      <style:text-properties fo:font-variant="normal" fo:text-transform="none" fo:letter-spacing="normal"/>
    </style:style>
    <style:style style:name="T33" style:family="text">
      <style:text-properties fo:font-variant="normal" fo:text-transform="none" fo:letter-spacing="normal" fo:language="en" fo:country="US" fo:font-style="normal" style:text-underline-style="none" fo:font-weight="normal" officeooo:rsid="0011eda3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letter-spacing="normal" fo:language="en" fo:country="US" fo:font-style="normal" style:text-underline-style="none" fo:font-weight="bold" officeooo:rsid="0011eda3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etter-spacing="normal" fo:font-style="normal" style:text-underline-style="none" fo:font-weight="normal" officeooo:rsid="001116c1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letter-spacing="normal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11eda3" style:text-blinking="false" style:font-style-asian="normal" style:font-weight-asian="bold" style:font-style-complex="normal" style:font-weight-complex="bold" loext:padding="0in" loext:border="none"/>
    </style:style>
    <style:style style:name="T39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11eda3" style:text-blinking="false" style:font-style-asian="normal" style:font-weight-asian="bold" style:font-style-complex="normal" style:font-weight-complex="bold" loext:padding="0in" loext:border="none"/>
    </style:style>
    <style:style style:name="T40" style:family="text">
      <style:text-properties fo:font-variant="normal" fo:text-transform="none" style:text-position="sub 58%" fo:letter-spacing="normal"/>
    </style:style>
    <style:style style:name="T41" style:family="text">
      <style:text-properties fo:font-variant="normal" fo:text-transform="none" style:text-position="sub 58%" fo:letter-spacing="normal" fo:font-weight="normal" style:font-weight-asian="normal" style:font-weight-complex="normal"/>
    </style:style>
    <style:style style:name="T42" style:family="text">
      <style:text-properties fo:font-variant="normal" fo:text-transform="none" style:text-position="sub 58%" style:font-name="Liberation Serif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style:text-position="0% 100%" fo:letter-spacing="normal"/>
    </style:style>
    <style:style style:name="T44" style:family="text">
      <style:text-properties fo:font-variant="normal" fo:text-transform="none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46" style:family="text">
      <style:text-properties fo:font-variant="normal" fo:text-transform="none" style:text-position="0% 100%" fo:letter-spacing="normal" fo:font-weight="normal" style:font-weight-asian="normal" style:font-weight-complex="normal"/>
    </style:style>
    <style:style style:name="T47" style:family="text">
      <style:text-properties fo:font-variant="normal" fo:text-transform="none" style:text-position="0% 100%" fo:letter-spacing="normal" fo:font-weight="normal" style:font-size-asian="14pt" style:font-weight-asian="normal" style:font-weight-complex="normal"/>
    </style:style>
    <style:style style:name="T48" style:family="text">
      <style:text-properties fo:font-variant="normal" fo:text-transform="none" style:text-position="0% 100%" fo:letter-spacing="normal" style:font-size-asian="14pt"/>
    </style:style>
    <style:style style:name="T49" style:family="text">
      <style:text-properties fo:font-variant="normal" fo:text-transform="none" style:text-position="0% 100%" style:font-name="Liberation Serif" fo:font-size="14pt" fo:letter-spacing="normal" fo:language="en" fo:country="GB" fo:font-style="normal" style:text-underline-style="none" fo:font-weight="bold" officeooo:rsid="0013d782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style:text-position="0% 100%" style:font-name="Liberation Serif" fo:font-size="14pt" fo:letter-spacing="normal" fo:language="en" fo:country="GB" fo:font-style="normal" style:text-underline-style="none" fo:font-weight="normal" officeooo:rsid="0013d782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style:font-name="Liberation Serif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color="#000000" loext:opacity="100%"/>
    </style:style>
    <style:style style:name="T53" style:family="text">
      <style:text-properties fo:color="#000000" loext:opacity="100%" fo:font-weight="bold"/>
    </style:style>
    <style:style style:name="T54" style:family="text">
      <style:text-properties fo:color="#000000" loext:opacity="100%" style:text-position="sub 58%"/>
    </style:style>
    <style:style style:name="T55" style:family="text">
      <style:text-properties fo:color="#000000" loext:opacity="100%" style:text-position="sub 58%" loext:padding="0in" loext:border="none"/>
    </style:style>
    <style:style style:name="T56" style:family="text">
      <style:text-properties fo:color="#000000" loext:opacity="100%" style:text-position="sub 58%" fo:language="en" fo:country="US" loext:padding="0in" loext:border="none"/>
    </style:style>
    <style:style style:name="T57" style:family="text">
      <style:text-properties fo:color="#000000" loext:opacity="100%" fo:language="en" fo:country="US"/>
    </style:style>
    <style:style style:name="T58" style:family="text">
      <style:text-properties fo:color="#000000" loext:opacity="100%" fo:language="en" fo:country="US" fo:font-weight="bold"/>
    </style:style>
    <style:style style:name="T59" style:family="text">
      <style:text-properties fo:color="#000000" loext:opacity="100%" fo:language="en" fo:country="US" fo:font-weight="bold" officeooo:rsid="0011eda3"/>
    </style:style>
    <style:style style:name="T60" style:family="text">
      <style:text-properties fo:color="#000000" loext:opacity="100%" fo:language="en" fo:country="US" fo:font-style="italic" fo:font-weight="bold" officeooo:rsid="0011eda3" style:font-style-asian="italic" style:font-style-complex="italic"/>
    </style:style>
    <style:style style:name="T61" style:family="text">
      <style:text-properties fo:color="#000000" loext:opacity="100%" fo:language="en" fo:country="US" fo:font-style="italic" officeooo:rsid="0011eda3" style:font-style-asian="italic" style:font-weight-asian="normal" style:font-style-complex="italic" style:font-weight-complex="normal"/>
    </style:style>
    <style:style style:name="T62" style:family="text">
      <style:text-properties fo:color="#000000" loext:opacity="100%" fo:language="en" fo:country="US" officeooo:rsid="0011eda3" style:font-weight-asian="normal" style:font-weight-complex="normal"/>
    </style:style>
    <style:style style:name="T63" style:family="text">
      <style:text-properties fo:color="#000000" loext:opacity="100%" fo:language="en" fo:country="US" fo:font-style="normal" officeooo:rsid="0011eda3" style:font-style-asian="normal" style:font-weight-asian="normal" style:font-style-complex="normal" style:font-weight-complex="normal"/>
    </style:style>
    <style:style style:name="T64" style:family="text">
      <style:text-properties fo:color="#000000" loext:opacity="100%" fo:font-style="italic" style:font-style-asian="italic" style:font-style-complex="italic"/>
    </style:style>
    <style:style style:name="T65" style:family="text">
      <style:text-properties fo:language="en" fo:country="US"/>
    </style:style>
    <style:style style:name="T66" style:family="text">
      <style:text-properties fo:language="en" fo:country="US" officeooo:rsid="001116c1"/>
    </style:style>
    <style:style style:name="T67" style:family="text">
      <style:text-properties fo:language="en" fo:country="US" officeooo:rsid="0011eda3"/>
    </style:style>
    <style:style style:name="T68" style:family="text">
      <style:text-properties fo:font-weight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1b5047" style:font-weight-asian="normal" style:font-weight-complex="normal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officeooo:rsid="001b5047"/>
    </style:style>
    <style:style style:name="T74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0193in" fo:border="0.06pt solid #000000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9" text:anchor-type="page" text:anchor-page-number="1" svg:x="0in" svg:y="0in" svg:width="0.0161in" draw:z-index="10">
        <draw:text-box fo:min-height="0.0161in">
          <text:p text:style-name="Text_20_body">i</text:p>
        </draw:text-box>
      </draw:frame>
      <draw:frame draw:style-name="fr1" draw:name="Frame8" text:anchor-type="page" text:anchor-page-number="1" svg:x="0in" svg:y="0in" svg:width="0.0161in" draw:z-index="9">
        <draw:text-box fo:min-height="0.0161in">
          <text:p text:style-name="Text_20_body">i</text:p>
        </draw:text-box>
      </draw:frame>
      <draw:frame draw:style-name="fr1" draw:name="Frame7" text:anchor-type="page" text:anchor-page-number="1" svg:x="0in" svg:y="0in" svg:width="0.0161in" draw:z-index="8">
        <draw:text-box fo:min-height="0.0161in">
          <text:p text:style-name="Text_20_body">i</text:p>
        </draw:text-box>
      </draw:frame>
      <draw:frame draw:style-name="fr1" draw:name="Frame6" text:anchor-type="page" text:anchor-page-number="1" svg:x="0in" svg:y="0in" svg:width="0.0161in" draw:z-index="7">
        <draw:text-box fo:min-height="0.0161in">
          <text:p text:style-name="Text_20_body">i</text:p>
        </draw:text-box>
      </draw:frame>
      <draw:frame draw:style-name="fr1" draw:name="Frame5" text:anchor-type="page" text:anchor-page-number="1" svg:x="0in" svg:y="0in" svg:width="0.0161in" draw:z-index="6">
        <draw:text-box fo:min-height="0.0161in">
          <text:p text:style-name="Text_20_body">i</text:p>
        </draw:text-box>
      </draw:frame>
      <draw:frame draw:style-name="fr1" draw:name="Frame4" text:anchor-type="page" text:anchor-page-number="1" svg:x="0in" svg:y="0in" svg:width="0.0161in" draw:z-index="5">
        <draw:text-box fo:min-height="0.0161in">
          <text:p text:style-name="Text_20_body">i</text:p>
        </draw:text-box>
      </draw:frame>
      <draw:frame draw:style-name="fr1" draw:name="Frame3" text:anchor-type="page" text:anchor-page-number="1" svg:x="0in" svg:y="0in" svg:width="0.0161in" draw:z-index="4">
        <draw:text-box fo:min-height="0.0161in">
          <text:p text:style-name="Text_20_body">i</text:p>
        </draw:text-box>
      </draw:frame>
      <draw:frame draw:style-name="fr1" draw:name="Frame2" text:anchor-type="page" text:anchor-page-number="1" svg:x="0in" svg:y="0in" svg:width="0.0161in" draw:z-index="3">
        <draw:text-box fo:min-height="0.0161in">
          <text:p text:style-name="Text_20_body">i</text:p>
        </draw:text-box>
      </draw:frame>
      <draw:frame draw:style-name="fr1" draw:name="Frame1" text:anchor-type="page" text:anchor-page-number="1" svg:x="0in" svg:y="0in" svg:width="0.0161in" draw:z-index="2">
        <draw:text-box fo:min-height="0.0161in">
          <text:p text:style-name="Text_20_body">i</text:p>
        </draw:text-box>
      </draw:frame>
      <text:p text:style-name="P1"><text:tab/><text:tab/><text:tab/><text:tab/><text:span text:style-name="T65">BT20</text:span><text:span text:style-name="T67">23</text:span> – BIOSTATISTICS</text:p>
      <text:p text:style-name="P1"/>
      <text:p text:style-name="P2">Descriptive and Inferential <text:span text:style-name="T65">Stat</text:span><text:span text:style-name="T66">istic</text:span><text:span text:style-name="T65">s</text:span>:</text:p>
      <text:p text:style-name="P8"><text:span text:style-name="T1">I</text:span><text:span text:style-name="T3">n a nutshell, </text:span><text:span text:style-name="Strong_20_Emphasis"><text:span text:style-name="T4">descriptive statistics focus on describing the visible characteristics of a dataset </text:span></text:span><text:span text:style-name="T3">(a population or sample). Meanwhile, i</text:span><text:span text:style-name="Strong_20_Emphasis"><text:span text:style-name="T4">nferential statistics focus on making predictions or generalizations about a larger dataset, based on a sample </text:span></text:span><text:span text:style-name="T3">of those data.</text:span></text:p>
      <text:p text:style-name="P12"/>
      <text:p text:style-name="P8"><text:span text:style-name="T7">Population:</text:span><text:span text:style-name="T3"> A population is the entire group that you wish to draw data from (and subsequently draw conclusions about).</text:span></text:p>
      <text:p text:style-name="P12"/>
      <text:p text:style-name="P8"><text:span text:style-name="T7">Sample:</text:span><text:span text:style-name="T3"> A <text:s/>sample is a representative group of a larger population. Random Sampling from various groups allows us to draw conclusions about an overall population. </text:span></text:p>
      <text:p text:style-name="P12"/>
      <text:p text:style-name="P6"><text:span text:style-name="T2">Relationship between Mean, Median and Mode: <text:s text:c="2"/></text:span><text:span text:style-name="T2"><draw:frame draw:style-name="fr4" draw:name="Object1" text:anchor-type="as-char" svg:y="-0.1484in" svg:width="2.0673in" svg:height="0.224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s text:c="2"/></text:span></text:p>
      <text:p text:style-name="P14"/>
      <text:p text:style-name="P3"><text:span text:style-name="T3">Arithmetic Mean of Grouped Data:<text:tab/> <text:s text:c="2"/></text:span><text:span text:style-name="T3"><draw:frame draw:style-name="fr3" draw:name="Object2" text:anchor-type="as-char" svg:y="-0.5083in" svg:width="0.7382in" svg:height="0.92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5"/>
      <text:p text:style-name="P15">Arithmetical Mean by “Step Deviation Method”: </text:p>
      <text:p text:style-name="P15"/>
      <text:p text:style-name="P7"><text:span text:style-name="T8">Formula(s)</text:span><text:span text:style-name="T2">: <text:s text:c="5"/></text:span><text:span text:style-name="T2"><draw:frame draw:style-name="fr3" draw:name="Object3" text:anchor-type="as-char" svg:y="-0.5083in" svg:width="1.0598in" svg:height="0.922in" draw:z-index="11"><draw:object xlink:href="./Object 3" xlink:type="simple" xlink:show="embed" xlink:actuate="onLoad"/><draw:image xlink:href="./ObjectReplacements/Object 3" xlink:type="simple" xlink:show="embed" xlink:actuate="onLoad"/></draw:frame></text:span><text:span text:style-name="T2"><text:s text:c="2"/></text:span><text:span text:style-name="T6">where <text:s text:c="3"/></text:span><text:span text:style-name="T6"><draw:frame draw:style-name="fr3" draw:name="Object4" text:anchor-type="as-char" svg:y="-0.1484in" svg:width="0.6126in" svg:height="0.2091in" draw:z-index="1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3"/>
      <text:p text:style-name="P13"><text:tab/><text:tab/><text:tab/><text:tab/><text:tab/>(OR)</text:p>
      <text:p text:style-name="P13"/>
      <text:p text:style-name="P7"><text:span text:style-name="T6"><text:tab/><text:tab/> <text:s text:c="7"/></text:span><text:span text:style-name="T6"><draw:frame draw:style-name="fr3" draw:name="Object5" text:anchor-type="as-char" svg:y="-0.5083in" svg:width="1.4335in" svg:height="0.922in" draw:z-index="13"><draw:object xlink:href="./Object 5" xlink:type="simple" xlink:show="embed" xlink:actuate="onLoad"/><draw:image xlink:href="./ObjectReplacements/Object 5" xlink:type="simple" xlink:show="embed" xlink:actuate="onLoad"/></draw:frame></text:span><text:span text:style-name="T6"><text:s text:c="4"/>where <text:s text:c="5"/></text:span><text:span text:style-name="T6"><draw:frame draw:style-name="fr3" draw:name="Object6" text:anchor-type="as-char" svg:y="-0.2689in" svg:width="0.678in" svg:height="0.4181in" draw:z-index="1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3"/>
      <text:p text:style-name="P7"><text:span text:style-name="T6"><text:tab/><text:tab/><text:tab/></text:span><text:span text:style-name="T13">a</text:span><text:span text:style-name="T12"> = assumed mean</text:span></text:p>
      <text:p text:style-name="P17"/>
      <text:p text:style-name="P10"><text:span text:style-name="T11"><text:tab/><text:tab/><text:tab/></text:span><text:span text:style-name="T9">f</text:span><text:span text:style-name="T17">i</text:span><text:span text:style-name="T20"> = frequency</text:span></text:p>
      <text:p text:style-name="P35"><text:tab/></text:p>
      <text:p text:style-name="P10"><text:span text:style-name="T20"><text:tab/><text:tab/><text:tab/></text:span><text:span text:style-name="T19">h </text:span><text:span text:style-name="T20">= class interval</text:span></text:p>
      <text:p text:style-name="P35"/>
      <text:p text:style-name="P10"><text:span text:style-name="T20"><text:tab/><text:tab/><text:tab/></text:span><text:span text:style-name="T19">d</text:span><text:span text:style-name="T17">i</text:span><text:span text:style-name="T20"> = deviation of x</text:span><text:span text:style-name="T18">i</text:span><text:span text:style-name="T20"> from a</text:span></text:p>
      <text:p text:style-name="P35"/>
      <text:p text:style-name="P10"><text:span text:style-name="T20"><text:tab/><text:tab/><text:tab/></text:span><text:span text:style-name="T19">d</text:span><text:span text:style-name="T17">i</text:span><text:span text:style-name="T20">’ = normalised deviation </text:span></text:p>
      <text:p text:style-name="P13"><text:soft-page-break/></text:p>
      <text:p text:style-name="P13"/>
      <text:p text:style-name="P4"><text:span text:style-name="T5"><text:tab/></text:span><text:span text:style-name="T14">Steps:</text:span></text:p>
      <text:p text:style-name="P20"/>
      <text:list text:style-name="L1">
        <text:list-item>
          <text:p text:style-name="P62">Create a table containing five columns </text:p>
        </text:list-item>
        <text:list-item>
          <text:p text:style-name="P63"><text:span text:style-name="T53">Column 1</text:span><text:span text:style-name="T52">- Class interval.</text:span></text:p>
        </text:list-item>
        <text:list-item>
          <text:p text:style-name="P63"><text:span text:style-name="T53">Column 2</text:span><text:span text:style-name="T52">- Classmarks (corresponding), denoted by x</text:span><text:bookmark text:name="MathJax-Element-55-Frame"/><text:bookmark text:name="MJXc-Node-271"/><text:bookmark text:name="MJXc-Node-272"/><text:bookmark text:name="MJXc-Node-273"/><text:bookmark text:name="MJXc-Node-274"/><text:bookmark text:name="MJXc-Node-275"/><text:span text:style-name="T55">i</text:span><text:span text:style-name="T52">. Take the central value from the class marks as the Assumed Mean and denote it as </text:span><text:span text:style-name="T57">a</text:span><text:span text:style-name="T52">.</text:span></text:p>
        </text:list-item>
        <text:list-item>
          <text:p text:style-name="P63"><text:span text:style-name="T53">Column 3</text:span><text:span text:style-name="T52">- Calculate the corresponding deviations given as, i.e. d</text:span><text:span text:style-name="T54">i</text:span><text:span text:style-name="T52"> = x</text:span><text:bookmark text:name="MathJax-Element-56-Frame"/><text:bookmark text:name="MJXc-Node-276"/><text:bookmark text:name="MJXc-Node-277"/><text:bookmark text:name="MJXc-Node-278"/><text:bookmark text:name="MJXc-Node-279"/><text:bookmark text:name="MJXc-Node-280"/><text:span text:style-name="T55">i</text:span><text:span text:style-name="T52">- </text:span><text:span text:style-name="T57">a</text:span></text:p>
        </text:list-item>
        <text:list-item>
          <text:p text:style-name="P63"><text:span text:style-name="T53">Column 4</text:span><text:span text:style-name="T52">- Calculate the values of </text:span><text:span text:style-name="T52"><draw:frame draw:style-name="fr3" draw:name="Object7" text:anchor-type="as-char" svg:y="-0.1484in" svg:width="0.1575in" svg:height="0.2091in" draw:z-index="15"><draw:object xlink:href="./Object 7" xlink:type="simple" xlink:show="embed" xlink:actuate="onLoad"/><draw:image xlink:href="./ObjectReplacements/Object 7" xlink:type="simple" xlink:show="embed" xlink:actuate="onLoad"/></draw:frame></text:span><text:span text:style-name="T57"><text:s/></text:span><text:span text:style-name="T52">using the formula, </text:span><text:span text:style-name="T52"><draw:frame draw:style-name="fr3" draw:name="Object8" text:anchor-type="as-char" svg:y="-0.2689in" svg:width="0.4547in" svg:height="0.4181in" draw:z-index="16"><draw:object xlink:href="./Object 8" xlink:type="simple" xlink:show="embed" xlink:actuate="onLoad"/><draw:image xlink:href="./ObjectReplacements/Object 8" xlink:type="simple" xlink:show="embed" xlink:actuate="onLoad"/></draw:frame></text:span><text:span text:style-name="T52">, </text:span></text:p>
        </text:list-item>
        <text:list-item>
          <text:p text:style-name="P63"><text:span text:style-name="T53">Column 5</text:span><text:span text:style-name="T52">- Frequencies (f</text:span><text:span text:style-name="T56">i</text:span><text:span text:style-name="T52">) (corresponding)</text:span></text:p>
        </text:list-item>
        <text:list-item>
          <text:p text:style-name="P64">Use one of the two formulas above and get the mean.</text:p>
        </text:list-item>
      </text:list>
      <text:p text:style-name="P21"/>
      <text:p text:style-name="P39"><text:span text:style-name="T58">Median of Continuous Data: </text:span><text:span text:style-name="T62">(</text:span><text:span text:style-name="T61">Note: Median is useful when the data is skewed or <text:tab/><text:tab/><text:tab/><text:tab/><text:tab/><text:tab/>asymmetric)</text:span></text:p>
      <text:p text:style-name="P39"><text:span text:style-name="T60">Formula: <text:s/><text:tab/><text:tab/></text:span><text:span text:style-name="T60"><draw:frame draw:style-name="fr3" draw:name="Object9" text:anchor-type="as-char" svg:y="-0.4528in" svg:width="1.122in" svg:height="0.6016in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60"> <text:s text:c="3"/><text:tab/></text:span><text:span text:style-name="T62">where,</text:span></text:p>
      <text:p text:style-name="P40"><text:span text:style-name="T62"><text:tab/><text:tab/><text:tab/></text:span><text:span text:style-name="T60">L</text:span><text:span text:style-name="T61"> = lower limit of the median class</text:span></text:p>
      <text:list xml:id="list3784681591" text:style-name="L2">
        <text:list-item>
          <text:p text:style-name="P65"><text:span text:style-name="T63"><text:tab/><text:tab/></text:span><text:span text:style-name="T68">n</text:span><text:span text:style-name="T63"> = sum of the cumulative frequencies</text:span></text:p>
        </text:list-item>
      </text:list>
      <text:p text:style-name="P41"><text:span text:style-name="T62"><text:tab/><text:tab/><text:tab/></text:span><text:span text:style-name="T59">c</text:span><text:span text:style-name="T62"> = cumulative frequency of the preceding class</text:span></text:p>
      <text:p text:style-name="P41"><text:span text:style-name="T62"><text:tab/><text:tab/><text:tab/></text:span><text:span text:style-name="T59">f</text:span><text:span text:style-name="T62"> = frequency of median class </text:span></text:p>
      <text:p text:style-name="P40"><text:span text:style-name="T61"><text:tab/><text:tab/><text:tab/></text:span><text:span text:style-name="T60">h</text:span><text:span text:style-name="T61"> = class size</text:span><text:span text:style-name="T64"><text:line-break/></text:span><text:span text:style-name="T52"><text:line-break/></text:span><text:span text:style-name="T59">Steps:</text:span></text:p>
      <text:list xml:id="list211318687182205" text:continue-numbering="true" text:style-name="L2">
        <text:list-item>
          <text:p text:style-name="P66"><text:span text:style-name="T33">Prepare the </text:span><text:span text:style-name="T38">frequency distribution table</text:span><text:span text:style-name="T39"> </text:span><text:span text:style-name="T33">in such a way that its first column consists of the observations and the second column the respective frequency.</text:span><text:span text:style-name="T34"> </text:span></text:p>
        </text:list-item>
        <text:list-item>
          <text:p text:style-name="P66"><text:span text:style-name="T33">The third column consists of the cumulative frequency.</text:span><text:span text:style-name="T34"> </text:span></text:p>
        </text:list-item>
        <text:list-item>
          <text:p text:style-name="P66"><text:span text:style-name="T33">Obtain </text:span><text:span text:style-name="T33"><draw:frame draw:style-name="fr3" draw:name="Object10" text:anchor-type="as-char" svg:y="-0.1484in" svg:width="0.0866in" svg:height="0.1839in" draw:z-index="18"><draw:object xlink:href="./Object 10" xlink:type="simple" xlink:show="embed" xlink:actuate="onLoad"/><draw:image xlink:href="./ObjectReplacements/Object 10" xlink:type="simple" xlink:show="embed" xlink:actuate="onLoad"/></draw:frame></text:span><text:span text:style-name="T33"><text:s/>and find <text:s/></text:span><text:span text:style-name="T33"><draw:frame draw:style-name="fr3" draw:name="Object11" text:anchor-type="as-char" svg:y="-0.2437in" svg:width="0.1201in" svg:height="0.3929in" draw:z-index="19"><draw:object xlink:href="./Object 11" xlink:type="simple" xlink:show="embed" xlink:actuate="onLoad"/><draw:image xlink:href="./ObjectReplacements/Object 11" xlink:type="simple" xlink:show="embed" xlink:actuate="onLoad"/></draw:frame></text:span><text:span text:style-name="T34"><text:s/></text:span></text:p>
        </text:list-item>
        <text:list-item>
          <text:p text:style-name="P66"><text:span text:style-name="T35">Find the class whose cumulative frequency is just greater than the value </text:span><text:span text:style-name="T35"><draw:frame draw:style-name="fr3" draw:name="Object12" text:anchor-type="as-char" svg:y="-0.2437in" svg:width="0.1201in" svg:height="0.3929in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5">. This class is known as the median class. </text:span></text:p>
        </text:list-item>
        <text:list-item>
          <text:p text:style-name="P66"><text:span text:style-name="T35">To calculate median, use the </text:span><text:span text:style-name="T33">above </text:span><text:span text:style-name="T35">formula </text:span></text:p>
        </text:list-item>
      </text:list>
      <text:list text:style-name="L3">
        <text:list-header>
          <text:p text:style-name="P67"><text:soft-page-break/><text:span text:style-name="T32">Mode of Grouped Data: </text:span><text:span text:style-name="T37">(Note: Mode is useful when the data is nominal, like in <text:tab/><text:tab/><text:tab/><text:tab/><text:tab/><text:tab/> <text:s/>business)</text:span></text:p>
        </text:list-header>
      </text:list>
      <text:p text:style-name="P25"/>
      <text:p text:style-name="P48"><text:span text:style-name="T32">Formula:<text:tab/><text:tab/></text:span><text:span text:style-name="T32"><draw:frame draw:style-name="fr3" draw:name="Object13" text:anchor-type="as-char" svg:y="-0.2402in" svg:width="1.4457in" svg:height="0.3846in" draw:z-index="21"><draw:object xlink:href="./Object 13" xlink:type="simple" xlink:show="embed" xlink:actuate="onLoad"/><draw:image xlink:href="./ObjectReplacements/Object 13" xlink:type="simple" xlink:show="embed" xlink:actuate="onLoad"/></draw:frame></text:span><text:span text:style-name="T32"> <text:s text:c="2"/></text:span><text:span text:style-name="T36">where</text:span></text:p>
      <text:p text:style-name="P26"/>
      <text:p text:style-name="P48"><text:span text:style-name="T36"><text:tab/><text:tab/><text:tab/></text:span><text:span text:style-name="T32"><draw:frame draw:style-name="fr3" draw:name="Object14" text:anchor-type="as-char" svg:y="-0.1193in" svg:width="0.161in" svg:height="0.1807in" draw:z-index="22"><draw:object xlink:href="./Object 14" xlink:type="simple" xlink:show="embed" xlink:actuate="onLoad"/><draw:image xlink:href="./ObjectReplacements/Object 14" xlink:type="simple" xlink:show="embed" xlink:actuate="onLoad"/></draw:frame></text:span><text:span text:style-name="T32"> = f</text:span><text:span text:style-name="T40">m <text:s/></text:span><text:span text:style-name="T43">- <text:s/>f</text:span><text:span text:style-name="T40">1</text:span><text:span text:style-name="T46"> <text:tab/><text:tab/> </text:span><text:span text:style-name="T43">f</text:span><text:span text:style-name="T40">m</text:span><text:span text:style-name="T41"> </text:span><text:span text:style-name="T46">= frequency of modal class(mc)</text:span></text:p>
      <text:p text:style-name="P48"><text:span text:style-name="T46"><text:tab/><text:tab/><text:tab/><text:tab/><text:tab/><text:tab/> </text:span><text:span text:style-name="T43">f</text:span><text:span text:style-name="T40">1</text:span><text:span text:style-name="T46"> = frequency of class preceding mc</text:span></text:p>
      <text:p text:style-name="P48"><text:span text:style-name="T46"><text:tab/><text:tab/><text:tab/></text:span><text:span text:style-name="T43"><draw:frame draw:style-name="fr3" draw:name="Object15" text:anchor-type="as-char" svg:y="-0.1193in" svg:width="0.1618in" svg:height="0.1807in" draw:z-index="23"><draw:object xlink:href="./Object 15" xlink:type="simple" xlink:show="embed" xlink:actuate="onLoad"/><draw:image xlink:href="./ObjectReplacements/Object 15" xlink:type="simple" xlink:show="embed" xlink:actuate="onLoad"/></draw:frame></text:span><text:span text:style-name="T43"> = f</text:span><text:span text:style-name="T40">m <text:s/></text:span><text:span text:style-name="T43">- <text:s/>f</text:span><text:span text:style-name="T40">2</text:span><text:span text:style-name="T46"> <text:tab/><text:tab/> </text:span><text:span text:style-name="T43">f</text:span><text:span text:style-name="T40">2</text:span><text:span text:style-name="T46"> = frequency of class succeeding mc </text:span></text:p>
      <text:p text:style-name="P48"><text:span text:style-name="T44"><text:tab/><text:tab/><text:tab/><text:tab/><text:tab/><text:tab/> </text:span><text:span text:style-name="T43">h</text:span><text:span text:style-name="T46"> <text:s/>= class width</text:span></text:p>
      <text:p text:style-name="P48"><text:span text:style-name="T46"><text:tab/><text:tab/><text:tab/><text:tab/><text:tab/><text:tab/> </text:span><text:span text:style-name="T43">L</text:span><text:span text:style-name="T46"> <text:s/>= lower limit of the mc</text:span><text:span text:style-name="T44"> </text:span></text:p>
      <text:p text:style-name="P37"/>
      <text:p text:style-name="P37"/>
      <text:p text:style-name="P38">Steps:</text:p>
      <text:list text:style-name="L4">
        <text:list-item>
          <text:p text:style-name="P68"><text:span text:style-name="T31">Find the modal class, that is class interval with the maximum frequency.</text:span><text:span text:style-name="T45"> </text:span></text:p>
        </text:list-item>
        <text:list-item>
          <text:p text:style-name="P68"><text:span text:style-name="T31">Find the size of the modal class. (upper limit – lower limit.)</text:span><text:span text:style-name="T45"> </text:span></text:p>
        </text:list-item>
        <text:list-item>
          <text:p text:style-name="P68"><text:span text:style-name="T31">Calculate the mode using the mode formula</text:span><text:span text:style-name="T45"> </text:span></text:p>
        </text:list-item>
      </text:list>
      <text:p text:style-name="P37"/>
      <text:p text:style-name="P11"><text:span text:style-name="T3">Geometric Mean of Grouped Data: <text:s/></text:span><text:span text:style-name="T3"><draw:frame draw:style-name="fr3" draw:name="Object16" text:anchor-type="as-char" svg:y="-0.272in" svg:width="1.6354in" svg:height="0.4217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22"/>
      <text:p text:style-name="P11"><text:span text:style-name="T48">Harmonic Mean of Grouped Data:</text:span><text:span text:style-name="T47"> <text:s text:c="5"/></text:span><text:span text:style-name="T47"><draw:frame draw:style-name="fr3" draw:name="Object17" text:anchor-type="as-char" svg:y="-0.2902in" svg:width="0.9402in" svg:height="0.6728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7"><text:s/></text:span></text:p>
      <text:p text:style-name="P42"/>
      <text:p text:style-name="P44">Quartile Values:</text:p>
      <text:list xml:id="list388164648" text:style-name="L5">
        <text:list-item>
          <text:p text:style-name="P51">Arrange the numbers in ascending order (preferable).</text:p>
        </text:list-item>
        <text:list-item>
          <text:p text:style-name="P51">Find the median.</text:p>
        </text:list-item>
        <text:list-item>
          <text:p text:style-name="P61"><text:span text:style-name="T51">Place parentheses around the numbers before and after the median(which is also the second Quartile i.e. Q</text:span><text:span text:style-name="T42">2</text:span><text:span text:style-name="T51">).</text:span></text:p>
        </text:list-item>
        <text:list-item>
          <text:p text:style-name="P61"><text:span text:style-name="T51">Find Q</text:span><text:span text:style-name="T42">1</text:span><text:span text:style-name="T51"> and Q</text:span><text:span text:style-name="T42">3 </text:span><text:span text:style-name="T51"><text:s/>using the formulae below:</text:span></text:p>
          <text:p text:style-name="P51"/>
        </text:list-item>
      </text:list>
      <text:p text:style-name="P46"><text:span text:style-name="T51"><text:tab/><text:tab/></text:span><text:span text:style-name="T51"><draw:frame draw:style-name="fr3" draw:name="Object18" text:anchor-type="as-char" svg:y="-0.4264in" svg:width="0.9071in" svg:height="0.7937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43"/>
      <text:list xml:id="list211317913228547" text:continue-numbering="true" text:style-name="L5">
        <text:list-item>
          <text:p text:style-name="P51">Subtract Q1 from Q3 to get the Inter-Quartile Range (IQR).</text:p>
        </text:list-item>
      </text:list>
      <text:p text:style-name="P43"/>
      <text:p text:style-name="P43"><text:tab/></text:p>
      <text:p text:style-name="P45"><text:span text:style-name="T49">Mean Deviation: <text:s/><text:tab/><text:tab/></text:span><text:span text:style-name="T50"> </text:span><text:span text:style-name="T21"><draw:frame draw:style-name="fr3" draw:name="Object19" text:anchor-type="as-char" svg:y="-0.2437in" svg:width="1.3902in" svg:height="0.3929in" draw:z-index="27"><draw:object xlink:href="./Object 19" xlink:type="simple" xlink:show="embed" xlink:actuate="onLoad"/><draw:image xlink:href="./ObjectReplacements/Object 19" xlink:type="simple" xlink:show="embed" xlink:actuate="onLoad"/></draw:frame></text:span><text:span text:style-name="T21">. </text:span></text:p>
      <text:p text:style-name="P36">Basically the average of all the absolute values of the deviations from the central values, could be from mean, median or mode.</text:p>
      <text:p text:style-name="P37"><text:tab/></text:p>
      <text:p text:style-name="P5"><text:soft-page-break/><text:span text:style-name="T15">Coefficient of Mean Deviation: <text:s/></text:span><text:span text:style-name="T15"><draw:frame draw:style-name="fr3" draw:name="Object20" text:anchor-type="as-char" svg:y="-0.2689in" svg:width="0.3626in" svg:height="0.4181in" draw:z-index="28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3"/>
      <text:p text:style-name="P33">Normal Or Symmetrical Distribution:</text:p>
      <text:p text:style-name="P33"/>
      <text:p text:style-name="P5"><text:span text:style-name="T16">Equation: <text:tab/><text:tab/><text:tab/> </text:span><text:span text:style-name="T16"><draw:frame draw:style-name="fr3" draw:name="Object21" text:anchor-type="as-char" svg:y="-0.328in" svg:width="1.5866in" svg:height="0.4909in" draw:z-index="29"><draw:object xlink:href="./Object 21" xlink:type="simple" xlink:show="embed" xlink:actuate="onLoad"/><draw:image xlink:href="./ObjectReplacements/Object 21" xlink:type="simple" xlink:show="embed" xlink:actuate="onLoad"/></draw:frame></text:span><text:span text:style-name="T3"><text:tab/> </text:span></text:p>
      <text:p text:style-name="P16"/>
      <text:p text:style-name="P9"><text:span text:style-name="T15"><text:tab/><text:tab/><text:tab/><text:tab/></text:span><text:span text:style-name="T10">FWHM</text:span><text:span text:style-name="T15"> = </text:span><text:span text:style-name="T15"><draw:frame draw:style-name="fr3" draw:name="Object22" text:anchor-type="as-char" svg:y="-0.1634in" svg:width="0.6902in" svg:height="0.1984in" draw:z-index="30"><draw:object xlink:href="./Object 22" xlink:type="simple" xlink:show="embed" xlink:actuate="onLoad"/><draw:image xlink:href="./ObjectReplacements/Object 22" xlink:type="simple" xlink:show="embed" xlink:actuate="onLoad"/></draw:frame></text:span><text:span text:style-name="T15"><text:s/></text:span></text:p>
      <text:p text:style-name="P18"/>
      <text:p text:style-name="P18"/>
      <text:p text:style-name="P47"><text:span text:style-name="T23">Chebyeshev’s Inequality: </text:span><text:span text:style-name="T22">O</text:span><text:span text:style-name="T24">nly a definite fraction of values will be found within a specific distance from the mean of a distribution.</text:span><text:span text:style-name="T25"> </text:span></text:p>
      <text:p text:style-name="P27"/>
      <text:p text:style-name="P47"><text:span text:style-name="T25"><text:tab/><text:tab/><text:tab/><text:tab/><text:tab/></text:span><text:span text:style-name="T30"><draw:frame draw:style-name="fr3" draw:name="Object23" text:anchor-type="as-char" svg:y="-0.2437in" svg:width="1.3937in" svg:height="0.4165in" draw:z-index="31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34"/>
      <text:p text:style-name="P47"><text:span text:style-name="T26">68 – 95 – 99.7 Rule: </text:span><text:span text:style-name="T24">68% of the population is within 1 standard deviation of the mean. 95% of the population is within 2 standard deviation of the mean. 99.7% of the population is within 3 standard deviation of the mean.</text:span><text:span text:style-name="T25"> </text:span></text:p>
      <text:p text:style-name="P28"/>
      <text:p text:style-name="P49"><text:span text:style-name="T27">Karl-Pearson Skewness Coefficient: <text:s text:c="2"/></text:span><text:span text:style-name="T27"><draw:frame draw:style-name="fr3" draw:name="Object24" text:anchor-type="as-char" svg:y="-0.2437in" svg:width="3.1984in" svg:height="0.3929in" draw:z-index="32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8"/>
      <text:p text:style-name="P50"><text:span text:style-name="T27">Bowley’s Coefficient of Skewness: <text:s text:c="3"/></text:span><text:span text:style-name="T27"><draw:frame draw:style-name="fr3" draw:name="Object27" text:anchor-type="as-char" svg:y="-0.2689in" svg:width="2.0457in" svg:height="0.4425in" draw:z-index="35"><draw:object xlink:href="./Object 27" xlink:type="simple" xlink:show="embed" xlink:actuate="onLoad"/><draw:image xlink:href="./ObjectReplacements/Object 27" xlink:type="simple" xlink:show="embed" xlink:actuate="onLoad"/></draw:frame></text:span><text:span text:style-name="T27"><text:s text:c="2"/></text:span></text:p>
      <text:p text:style-name="P57"><text:tab/><text:tab/><text:tab/><text:tab/><text:tab/><text:tab/></text:p>
      <text:p text:style-name="P50"><text:span text:style-name="T28"><text:tab/><text:tab/><text:tab/><text:tab/></text:span><text:span text:style-name="T29">Range:<text:tab/> </text:span><text:span text:style-name="T29"><draw:frame draw:style-name="fr3" draw:name="Object28" text:anchor-type="as-char" svg:y="-0.2307in" svg:width="0.4957in" svg:height="0.4256in" draw:z-index="36"><draw:object xlink:href="./Object 28" xlink:type="simple" xlink:show="embed" xlink:actuate="onLoad"/><draw:image xlink:href="./ObjectReplacements/Object 28" xlink:type="simple" xlink:show="embed" xlink:actuate="onLoad"/></draw:frame></text:span><text:span text:style-name="T28"><text:s/></text:span></text:p>
      <text:p text:style-name="P28"><text:s/></text:p>
      <text:p text:style-name="P50"><text:span text:style-name="T27">Standard Error in Mean: <text:s text:c="4"/><text:tab/><text:tab/> </text:span><text:span text:style-name="T27"><draw:frame draw:style-name="fr3" draw:name="Object25" text:anchor-type="as-char" svg:y="-0.1583in" svg:width="0.5945in" svg:height="0.3217in" draw:z-index="33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8"/>
      <text:p text:style-name="P29">Z – Score: <text:tab/><text:tab/><text:tab/><text:tab/><text:tab/> <draw:frame draw:style-name="fr3" draw:name="Object26" text:anchor-type="as-char" svg:y="-0.2437in" svg:width="0.8201in" svg:height="0.3071in" draw:z-index="34"><draw:object xlink:href="./Object 26" xlink:type="simple" xlink:show="embed" xlink:actuate="onLoad"/><draw:image xlink:href="./ObjectReplacements/Object 26" xlink:type="simple" xlink:show="embed" xlink:actuate="onLoad"/></draw:frame><text:s text:c="3"/></text:p>
      <text:p text:style-name="P32">If Z- score &gt; 3, then that particular observation is called an <text:span text:style-name="T69">outlier</text:span>.</text:p>
      <text:p text:style-name="P32"/>
      <text:p text:style-name="P24">Moments: <text:s text:c="3"/><draw:frame draw:style-name="fr3" draw:name="Object29" text:anchor-type="as-char" svg:y="-0.4008in" svg:width="1.1217in" svg:height="0.5492in" draw:z-index="37"><draw:object xlink:href="./Object 29" xlink:type="simple" xlink:show="embed" xlink:actuate="onLoad"/><draw:image xlink:href="./ObjectReplacements/Object 29" xlink:type="simple" xlink:show="embed" xlink:actuate="onLoad"/></draw:frame><text:s text:c="2"/><text:span text:style-name="T70">or <text:s/></text:span><text:span text:style-name="T70"><draw:frame draw:style-name="fr3" draw:name="Object30" text:anchor-type="as-char" svg:y="-0.4008in" svg:width="1.2189in" svg:height="0.5492in" draw:z-index="38"><draw:object xlink:href="./Object 30" xlink:type="simple" xlink:show="embed" xlink:actuate="onLoad"/><draw:image xlink:href="./ObjectReplacements/Object 30" xlink:type="simple" xlink:show="embed" xlink:actuate="onLoad"/></draw:frame></text:span><text:span text:style-name="T70"><text:s text:c="2"/></text:span><text:span text:style-name="T72">n</text:span><text:span text:style-name="T70"> = 1, 2, 3, 4...</text:span></text:p>
      <text:p text:style-name="P32"/>
      <text:p text:style-name="P32"><text:tab/><text:tab/><text:span text:style-name="T73">When n = 1, =&gt; always 0</text:span></text:p>
      <text:p text:style-name="P29"><text:tab/><text:tab/><text:span text:style-name="T71">When n = 2, =&gt; measures variance</text:span></text:p>
      <text:p text:style-name="P58"><text:tab/><text:tab/>When n = 3, =&gt; measures skewness</text:p>
      <text:p text:style-name="P58"><text:tab/><text:tab/>When n = 4, =&gt; measures Kurtosis</text:p>
      <text:p text:style-name="P54"><text:span text:style-name="T73">S</text:span>kewness Coefficient:<text:span text:style-name="T70"> <text:tab/> </text:span><text:span text:style-name="T70"><draw:frame draw:style-name="fr3" draw:name="Object31" text:anchor-type="as-char" svg:y="-0.2925in" svg:width="0.5126in" svg:height="0.4898in" draw:z-index="39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30"><text:span text:style-name="T70"/></text:p>
      <text:p text:style-name="P55">Kurtosis:<text:tab/><text:tab/><text:tab/> <draw:frame draw:style-name="fr2" draw:name="Object35" text:anchor-type="as-char" svg:y="-0.2035in" svg:width="0.5181in" svg:height="0.4008in" draw:z-index="43"><draw:object xlink:href="./Object 35" xlink:type="simple" xlink:show="embed" xlink:actuate="onLoad"/><draw:image xlink:href="./ObjectReplacements/Object 35" xlink:type="simple" xlink:show="embed" xlink:actuate="onLoad"/></draw:frame><text:span text:style-name="T70"><text:s/><text:tab/><text:tab/><text:tab/></text:span></text:p>
      <text:p text:style-name="P59"/>
      <text:p text:style-name="P30">Adjusted Fisher-Pearson Coefficient:<text:span text:style-name="T70"> </text:span><text:span text:style-name="T70"><draw:frame draw:style-name="fr3" draw:name="Object32" text:anchor-type="as-char" svg:y="-0.2925in" svg:width="1.098in" svg:height="0.4898in" draw:z-index="40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59"/>
      <text:p text:style-name="P31">Kurtosis: <text:span text:style-name="T70">It is the measure of the peakedness or “tailedness” of a distribution.</text:span></text:p>
      <text:p text:style-name="P60"/>
      <text:p text:style-name="P31"><text:span text:style-name="T70"><text:tab/><text:tab/><text:tab/><text:tab/><text:tab/></text:span><text:span text:style-name="T70"><draw:frame draw:style-name="fr3" draw:name="Object33" text:anchor-type="as-char" svg:y="-0.2035in" svg:width="0.6854in" svg:height="0.3492in" draw:z-index="41"><draw:object xlink:href="./Object 33" xlink:type="simple" xlink:show="embed" xlink:actuate="onLoad"/><draw:image xlink:href="./ObjectReplacements/Object 33" xlink:type="simple" xlink:show="embed" xlink:actuate="onLoad"/></draw:frame></text:span><text:span text:style-name="T70"> <text:s/></text:span></text:p>
      <text:p text:style-name="P31"><text:span text:style-name="T70"/></text:p>
      <text:p text:style-name="P60">Normal Distribution = Mesokurtic</text:p>
      <text:p text:style-name="P60">Positive Kurtosis <text:s text:c="5"/>= Leptokurtic(heavy tailed =&gt; pointy and long)</text:p>
      <text:p text:style-name="P60">Negative Kurtosis <text:s text:c="4"/>= Platykurtic(short tailed =&gt; round and short)</text:p>
      <text:p text:style-name="P60"/>
      <text:p text:style-name="P19"><text:tab/><text:tab/>Excess Kurtosis: <text:span text:style-name="T74"><draw:frame draw:style-name="fr3" draw:name="Object34" text:anchor-type="as-char" svg:y="-0.2925in" svg:width="0.4228in" svg:height="0.4898in" draw:z-index="42"><draw:object xlink:href="./Object 34" xlink:type="simple" xlink:show="embed" xlink:actuate="onLoad"/><draw:image xlink:href="./ObjectReplacements/Object 34" xlink:type="simple" xlink:show="embed" xlink:actuate="onLoad"/></draw:frame></text:span><text:span text:style-name="T74"><text:s text:c="2"/></text:span></text:p>
      <text:p text:style-name="P59"><text:s/></text:p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adeGothic" svg:font-family="TradeGothic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18:07:12.889344310</meta:creation-date>
    <dc:date>2022-10-07T21:13:17.163000000</dc:date>
    <meta:editing-duration>P1DT11H35M2S</meta:editing-duration>
    <meta:editing-cycles>14</meta:editing-cycles>
    <meta:generator>LibreOffice/7.4.1.2$Windows_X86_64 LibreOffice_project/3c58a8f3a960df8bc8fd77b461821e42c061c5f0</meta:generator>
    <meta:document-statistic meta:table-count="0" meta:image-count="0" meta:object-count="35" meta:page-count="5" meta:paragraph-count="100" meta:word-count="698" meta:character-count="4288" meta:non-whitespace-character-count="3397"/>
  </office:meta>
</office:document-meta>
</file>

<file path=Object 1/content.xml><?xml version="1.0" encoding="utf-8"?>
<math xmlns="http://www.w3.org/1998/Math/MathML" display="block">
  <semantics>
    <mrow>
      <mi mathvariant="italic">Mode</mi>
      <mo stretchy="false">=</mo>
      <mrow>
        <mrow>
          <mn>3</mn>
          <mo stretchy="false">×</mo>
          <mi mathvariant="italic">Median</mi>
        </mrow>
        <mo stretchy="false">−</mo>
        <mrow>
          <mn>2</mn>
          <mo stretchy="false">×</mo>
          <mi mathvariant="italic">Mean</mi>
        </mrow>
      </mrow>
    </mrow>
    <annotation encoding="StarMath 5.0">Mode = 3 times Median - 2 times Mean </annotation>
  </semantics>
</math>
</file>

<file path=Object 10/content.xml><?xml version="1.0" encoding="utf-8"?>
<math xmlns="http://www.w3.org/1998/Math/MathML" display="block">
  <semantics>
    <mi>n</mi>
    <annotation encoding="StarMath 5.0">n
</annotation>
  </semantics>
</math>
</file>

<file path=Object 11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12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13/content.xml><?xml version="1.0" encoding="utf-8"?>
<math xmlns="http://www.w3.org/1998/Math/MathML" display="block">
  <semantics>
    <mrow>
      <mi mathvariant="italic">Mode</mi>
      <mo stretchy="false">=</mo>
      <mrow>
        <mi>L</mi>
        <mo stretchy="false">+</mo>
        <mrow>
          <mfrac>
            <msub>
              <mi mathvariant="normal">Δ</mi>
              <mn>1</mn>
            </msub>
            <mrow>
              <msub>
                <mi mathvariant="normal">Δ</mi>
                <mn>1</mn>
              </msub>
              <mo stretchy="false">+</mo>
              <msub>
                <mi mathvariant="normal">Δ</mi>
                <mn>2</mn>
              </msub>
            </mrow>
          </mfrac>
          <mo stretchy="false">×</mo>
          <mi>h</mi>
        </mrow>
      </mrow>
    </mrow>
    <annotation encoding="StarMath 5.0">Mode = L + { %DELTA_{1} } OVER {{%DELTA_{1} + %DELTA_{2}  }} TIMES h</annotation>
  </semantics>
</math>
</file>

<file path=Object 14/content.xml><?xml version="1.0" encoding="utf-8"?>
<math xmlns="http://www.w3.org/1998/Math/MathML" display="block">
  <semantics>
    <msub>
      <mi mathvariant="normal">Δ</mi>
      <mn>1</mn>
    </msub>
    <annotation encoding="StarMath 5.0">%DELTA_{ 1 }</annotation>
  </semantics>
</math>
</file>

<file path=Object 15/content.xml><?xml version="1.0" encoding="utf-8"?>
<math xmlns="http://www.w3.org/1998/Math/MathML" display="block">
  <semantics>
    <msub>
      <mi mathvariant="normal">Δ</mi>
      <mn>2</mn>
    </msub>
    <annotation encoding="StarMath 5.0">%DELTA_{ 2 }</annotation>
  </semantics>
</math>
</file>

<file path=Object 16/content.xml><?xml version="1.0" encoding="utf-8"?>
<math xmlns="http://www.w3.org/1998/Math/MathML" display="block">
  <semantics>
    <mrow>
      <mi>H</mi>
      <mo stretchy="false">=</mo>
      <mfrac>
        <mrow>
          <mo stretchy="false">∑</mo>
          <msub>
            <mi>f</mi>
            <mi>i</mi>
          </msub>
        </mrow>
        <mrow>
          <mrow>
            <mo stretchy="false">∑</mo>
            <msub>
              <mi>f</mi>
              <mi>i</mi>
            </msub>
          </mrow>
          <mo stretchy="false">×</mo>
          <mfrac>
            <mn>1</mn>
            <msub>
              <mi>x</mi>
              <mi>i</mi>
            </msub>
          </mfrac>
        </mrow>
      </mfrac>
    </mrow>
    <annotation encoding="StarMath 5.0">H = sum f_{ i } over {sum f_{ i } times {1 over x_{ i }}}</annotation>
  </semantics>
</math>
</file>

<file path=Object 17/content.xml><?xml version="1.0" encoding="utf-8"?>
<math xmlns="http://www.w3.org/1998/Math/MathML" display="block">
  <semantics>
    <mrow>
      <mrow>
        <mi>G</mi>
        <mo stretchy="false">=</mo>
        <mi mathvariant="italic">antilog</mi>
      </mrow>
      <mrow>
        <mo fence="true" form="prefix" stretchy="false">(</mo>
        <mrow>
          <mfrac>
            <mrow>
              <mrow>
                <msub>
                  <mi>f</mi>
                  <mi>i</mi>
                </msub>
                <mo stretchy="false">×</mo>
                <mi>log</mi>
              </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</mrow>
            <mi>n</mi>
          </mfrac>
        </mrow>
        <mo fence="true" form="postfix" stretchy="false">)</mo>
      </mrow>
    </mrow>
    <annotation encoding="StarMath 5.0">G = antilog( {f_{i} times log(x_{i})} over n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Q</mi>
              <mi>i</mi>
            </msub>
            <mo stretchy="false">=</mo>
            <mfrac>
              <mrow>
                <mi>N</mi>
                <mo stretchy="false">+</mo>
                <mn>1</mn>
              </mrow>
              <mn>4</mn>
            </mfrac>
          </mrow>
        </mtd>
      </mtr>
      <mtr>
        <mtd>
          <mrow>
            <msub>
              <mi>Q</mi>
              <mn>3</mn>
            </msub>
            <mo stretchy="false">=</mo>
            <mrow>
              <mn>3</mn>
              <mo stretchy="false">×</mo>
              <mfrac>
                <mrow>
                  <mi>N</mi>
                  <mo stretchy="false">+</mo>
                  <mn>1</mn>
                </mrow>
                <mn>4</mn>
              </mfrac>
            </mrow>
          </mrow>
        </mtd>
      </mtr>
    </mtable>
    <annotation encoding="StarMath 5.0">Q_{ i } = {N + 1} over 4
newline
Q_{ 3 } = 3 times {{N + 1} over 4}</annotation>
  </semantics>
</math>
</file>

<file path=Object 19/content.xml><?xml version="1.0" encoding="utf-8"?>
<math xmlns="http://www.w3.org/1998/Math/MathML" display="block">
  <semantics>
    <mrow>
      <msub>
        <mi mathvariant="italic">MD</mi>
        <mi>X</mi>
      </msub>
      <mo stretchy="false">=</mo>
      <mrow>
        <mfrac>
          <mn>1</mn>
          <mi>n</mi>
        </mfrac>
        <mo stretchy="false">×</mo>
        <mrow>
          <mo stretchy="false">∑</mo>
          <mrow>
            <mo fence="true" form="prefix" stretchy="true">|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 stretchy="false">¯</mo>
                </mover>
              </mrow>
            </mrow>
            <mo fence="true" form="postfix" stretchy="true">|</mo>
          </mrow>
        </mrow>
      </mrow>
    </mrow>
    <annotation encoding="StarMath 5.0">MD_{ X } = 1 OVER n times sum abs{ x_{i} - bar{x} }</annotation>
  </semantics>
</math>
</file>

<file path=Object 2/content.xml><?xml version="1.0" encoding="utf-8"?>
<math xmlns="http://www.w3.org/1998/Math/MathML" display="block">
  <semantics>
    <mfrac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f</mi>
                <mi>i</mi>
              </msub>
              <mo stretchy="false">×</mo>
              <msub>
                <mi>x</mi>
                <mi>i</mi>
              </msub>
            </mrow>
          </mrow>
          <mo fence="true" form="postfix" stretchy="false">)</mo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f</mi>
          <mi>i</mi>
        </msub>
      </mrow>
    </mfrac>
    <annotation encoding="StarMath 5.0">frac {sum from{i=1} to{n} (f_{i} times x_{ i })} {sum from{i=1} to {n} f_{i}}    </annotation>
  </semantics>
</math>
</file>

<file path=Object 20/content.xml><?xml version="1.0" encoding="utf-8"?>
<math xmlns="http://www.w3.org/1998/Math/MathML" display="block">
  <semantics>
    <mfrac>
      <msub>
        <mi mathvariant="italic">MD</mi>
        <mi>x</mi>
      </msub>
      <mover accent="true">
        <mi>x</mi>
        <mo stretchy="false">¯</mo>
      </mover>
    </mfrac>
    <annotation encoding="StarMath 5.0">MD_{ x } OVER BAR{ x }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n>1</mn>
            <mrow>
              <mi>σ</mi>
              <msqrt>
                <mrow>
                  <mn>2</mn>
                  <mi>π</mi>
                </mrow>
              </msqrt>
            </mrow>
          </mfrac>
          <mo stretchy="false">×</mo>
          <msup>
            <mi>e</mi>
            <mrow>
              <mo stretchy="false">−</mo>
              <mfrac>
                <msup>
                  <mrow>
                    <mo fence="true" form="prefix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form="postfix" stretchy="false">)</mo>
                  </mrow>
                  <mn>2</mn>
                </msup>
                <mrow>
                  <mn>2</mn>
                  <msup>
                    <mi>σ</mi>
                    <mn>2</mn>
                  </msup>
                </mrow>
              </mfrac>
            </mrow>
          </msup>
        </mrow>
      </mrow>
    </mrow>
    <annotation encoding="StarMath 5.0">f( x ) = 1 over {%sigma sqrt{ 2  %pi }} times e^-{ (x - x_{0})^2 over {2  %sigma^2} }</annotation>
  </semantics>
</math>
</file>

<file path=Object 22/content.xml><?xml version="1.0" encoding="utf-8"?>
<math xmlns="http://www.w3.org/1998/Math/MathML" display="block">
  <semantics>
    <mrow>
      <mn>2</mn>
      <msqrt>
        <mrow>
          <mn>2</mn>
          <mi>ln</mi>
          <mn>2</mn>
        </mrow>
      </msqrt>
      <mi>σ</mi>
    </mrow>
    <annotation encoding="StarMath 5.0">2SQRT{ 2LN2 }%sigma</annotation>
  </semantics>
</math>
</file>

<file path=Object 23/content.xml><?xml version="1.0" encoding="utf-8"?>
<math xmlns="http://www.w3.org/1998/Math/MathML" display="block">
  <semantics>
    <mrow>
      <mi mathvariant="italic">Pr</mi>
      <mrow>
        <mrow>
          <mo fence="true" form="prefix" stretchy="false">(</mo>
          <mrow>
            <mrow>
              <mrow>
                <mrow>
                  <mo fence="true" form="prefix" stretchy="true">|</mo>
                  <mrow>
                    <mrow>
                      <mi>x</mi>
                      <mo stretchy="false">−</mo>
                      <mi>μ</mi>
                    </mrow>
                  </mrow>
                  <mo fence="true" form="postfix" stretchy="true">|</mo>
                </mrow>
                <mo stretchy="false">⩾</mo>
                <mi>k</mi>
              </mrow>
              <mi>σ</mi>
            </mrow>
          </mrow>
          <mo fence="true" form="postfix" stretchy="false">)</mo>
        </mrow>
        <mo stretchy="false">⩽</mo>
        <mfrac>
          <mn>1</mn>
          <msup>
            <mi>k</mi>
            <mn>2</mn>
          </msup>
        </mfrac>
      </mrow>
    </mrow>
    <annotation encoding="StarMath 5.0">Pr( abs{x - %mu} geslant k%sigma ) leslant 1 over k^2</annotation>
  </semantics>
</math>
</file>

<file path=Object 24/content.xml><?xml version="1.0" encoding="utf-8"?>
<math xmlns="http://www.w3.org/1998/Math/MathML" display="block">
  <semantics>
    <mrow>
      <mrow>
        <msub>
          <mi>S</mi>
          <mi>k</mi>
        </msub>
        <mo stretchy="false">=</mo>
        <mfrac>
          <mrow>
            <mi mathvariant="italic">Mean</mi>
            <mo stretchy="false">−</mo>
            <mi mathvariant="italic">Mode</mi>
          </mrow>
          <mrow>
            <mi mathvariant="italic">Standard</mi>
            <mi mathvariant="italic">Deviation</mi>
          </mrow>
        </mfrac>
        <mo stretchy="false">=</mo>
        <mn>3</mn>
      </mrow>
      <mfrac>
        <mrow>
          <mi mathvariant="italic">Mean</mi>
          <mo stretchy="false">−</mo>
          <mi mathvariant="italic">Median</mi>
        </mrow>
        <mrow>
          <mi mathvariant="italic">Standard</mi>
          <mi mathvariant="italic">Deviation</mi>
        </mrow>
      </mfrac>
    </mrow>
    <annotation encoding="StarMath 5.0">S_{ k } = {Mean - Mode} over {Standard Deviation} = 3{Mean - Median} over {Standard Deviation}</annotation>
  </semantics>
</math>
</file>

<file path=Object 25/content.xml><?xml version="1.0" encoding="utf-8"?>
<math xmlns="http://www.w3.org/1998/Math/MathML" display="block">
  <semantics>
    <mrow>
      <msub>
        <mi>σ</mi>
        <mi>M</mi>
      </msub>
      <mo stretchy="false">=</mo>
      <mfrac>
        <mi>σ</mi>
        <msqrt>
          <mi>n</mi>
        </msqrt>
      </mfrac>
    </mrow>
    <annotation encoding="StarMath 5.0">%sigma_{ M } = %sigma over sqrt{ n }</annotation>
  </semantics>
</math>
</file>

<file path=Object 26/content.xml><?xml version="1.0" encoding="utf-8"?>
<math xmlns="http://www.w3.org/1998/Math/MathML" display="block">
  <semantics>
    <mrow>
      <msub>
        <mi>Z</mi>
        <mi mathvariant="italic">score</mi>
      </msub>
      <mo stretchy="false">=</mo>
      <mfrac>
        <mrow>
          <mi>x</mi>
          <mo stretchy="false">−</mo>
          <mover accent="true">
            <mi>x</mi>
            <mo stretchy="false">¯</mo>
          </mover>
        </mrow>
        <mi>σ</mi>
      </mfrac>
    </mrow>
    <annotation encoding="StarMath 5.0">Z_{ score } = {x - bar{ x }} over %sigma</annotation>
  </semantics>
</math>
</file>

<file path=Object 27/content.xml><?xml version="1.0" encoding="utf-8"?>
<math xmlns="http://www.w3.org/1998/Math/MathML" display="block">
  <semantics>
    <mrow>
      <msub>
        <mi>S</mi>
        <mi>b</mi>
      </msub>
      <mo stretchy="false">=</mo>
      <mrow>
        <mn>1</mn>
        <mo stretchy="false">−</mo>
        <mfrac>
          <mrow>
            <mn>2</mn>
            <mi mathvariant="italic">Median</mi>
          </mrow>
          <mrow>
            <msub>
              <mi>Q</mi>
              <mn>3</mn>
            </msub>
            <mo stretchy="false">−</mo>
            <msub>
              <mi>Q</mi>
              <mn>1</mn>
            </msub>
          </mrow>
        </mfrac>
      </mrow>
      <mo stretchy="false">=</mo>
      <mrow>
        <mn>1</mn>
        <mo stretchy="false">−</mo>
        <mfrac>
          <mrow>
            <mn>2</mn>
            <msub>
              <mi>Q</mi>
              <mn>2</mn>
            </msub>
          </mrow>
          <mrow>
            <msub>
              <mi>Q</mi>
              <mn>3</mn>
            </msub>
            <mo stretchy="false">−</mo>
            <msub>
              <mi>Q</mi>
              <mn>1</mn>
            </msub>
          </mrow>
        </mfrac>
      </mrow>
    </mrow>
    <annotation encoding="StarMath 5.0">S_{ b } = 1 - {2Median} over {Q_{3} - Q_{1} } =  1 - {2Q_{2}} over {Q_{3} - Q_{1} } </annotation>
  </semantics>
</math>
</file>

<file path=Object 28/content.xml><?xml version="1.0" encoding="utf-8"?>
<math xmlns="http://www.w3.org/1998/Math/MathML" display="block">
  <semantics>
    <mtable>
      <mtr>
        <mtd>
          <mrow>
            <msub>
              <mi>S</mi>
              <mi>b</mi>
            </msub>
            <mo stretchy="false">⩽</mo>
            <mrow>
              <mo stretchy="false">−</mo>
              <mn>1</mn>
            </mrow>
          </mrow>
        </mtd>
      </mtr>
      <mtr>
        <mtd>
          <mrow>
            <msub>
              <mi>S</mi>
              <mi>b</mi>
            </msub>
            <mo stretchy="false">⩽</mo>
            <mn>1</mn>
          </mrow>
        </mtd>
      </mtr>
    </mtable>
    <annotation encoding="StarMath 5.0">S_{ b } leslant -1 newline S_{ b } leslant 1  </annotation>
  </semantics>
</math>
</file>

<file path=Object 29/content.xml><?xml version="1.0" encoding="utf-8"?>
<math xmlns="http://www.w3.org/1998/Math/MathML" display="block">
  <semantics>
    <mrow>
      <msub>
        <mi>μ</mi>
        <mi>n</mi>
      </msub>
      <mo stretchy="false">=</mo>
      <mfrac>
        <mrow>
          <munder>
            <mo stretchy="false">∑</mo>
            <mi>N</mi>
          </munder>
          <msup>
            <mrow>
              <mo fence="true" form="prefix" stretchy="false">(</mo>
              <mrow>
                <mrow>
                  <mi>X</mi>
                  <mo stretchy="false">−</mo>
                  <mover accent="true">
                    <mi>X</mi>
                    <mo stretchy="false">¯</mo>
                  </mover>
                </mrow>
              </mrow>
              <mo fence="true" form="postfix" stretchy="false">)</mo>
            </mrow>
            <mi>n</mi>
          </msup>
        </mrow>
        <mi>N</mi>
      </mfrac>
    </mrow>
    <annotation encoding="StarMath 5.0">%mu_{ n } = {sum from {N}( X - bar{X} )^n} over N</annotation>
  </semantics>
</math>
</file>

<file path=Object 3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row>
        <mi>a</mi>
        <mo stretchy="false">+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f</mi>
                <mi>i</mi>
              </msub>
            </mrow>
            <mo stretchy="false">×</mo>
            <msub>
              <mi>d</mi>
              <mi>i</mi>
            </msub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f</mi>
              <mi>i</mi>
            </msub>
          </mrow>
        </mfrac>
      </mrow>
    </mrow>
    <annotation encoding="StarMath 5.0">bar{ x } = a + {sum from{i=1} to{n} f_{ i } times d_{ i } over sum from{i=1} to{n} f_{ i }} </annotation>
  </semantics>
</math>
</file>

<file path=Object 30/content.xml><?xml version="1.0" encoding="utf-8"?>
<math xmlns="http://www.w3.org/1998/Math/MathML" display="block">
  <semantics>
    <mrow>
      <msub>
        <mi>μ</mi>
        <mi>n</mi>
      </msub>
      <mo stretchy="false">=</mo>
      <mfrac>
        <mrow>
          <munder>
            <mo stretchy="false">∑</mo>
            <mi>N</mi>
          </munder>
          <mrow>
            <mi>f</mi>
            <msup>
              <mrow>
                <mo fence="true" form="prefix" stretchy="false">(</mo>
                <mrow>
                  <mrow>
                    <mi>X</mi>
                    <mo stretchy="false">−</mo>
                    <mover accent="true">
                      <mi>X</mi>
                      <mo stretchy="false">¯</mo>
                    </mover>
                  </mrow>
                </mrow>
                <mo fence="true" form="postfix" stretchy="false">)</mo>
              </mrow>
              <mi>n</mi>
            </msup>
          </mrow>
        </mrow>
        <mi>N</mi>
      </mfrac>
    </mrow>
    <annotation encoding="StarMath 5.0">%mu_{ n } = {sum from {N}{f( X - bar{X} )^n}} over N</annotation>
  </semantics>
</math>
</file>

<file path=Object 31/content.xml><?xml version="1.0" encoding="utf-8"?>
<math xmlns="http://www.w3.org/1998/Math/MathML" display="block">
  <semantics>
    <mrow>
      <msub>
        <mi>β</mi>
        <mn>1</mn>
      </msub>
      <mo stretchy="false">=</mo>
      <mfrac>
        <msubsup>
          <mi>μ</mi>
          <mn>3</mn>
          <mn>2</mn>
        </msubsup>
        <msubsup>
          <mi>μ</mi>
          <mn>2</mn>
          <mn>3</mn>
        </msubsup>
      </mfrac>
    </mrow>
    <annotation encoding="StarMath 5.0">%beta_{1} = %mu_{ 3 }^2 over %mu_{ 2 }^3</annotation>
  </semantics>
</math>
</file>

<file path=Object 32/content.xml><?xml version="1.0" encoding="utf-8"?>
<math xmlns="http://www.w3.org/1998/Math/MathML" display="block">
  <semantics>
    <mrow>
      <mfrac>
        <msqrt>
          <mrow>
            <mi>N</mi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row>
        </msqrt>
        <mi>N</mi>
      </mfrac>
      <mo stretchy="false">×</mo>
      <mfrac>
        <msubsup>
          <mi>μ</mi>
          <mn>3</mn>
          <mn>2</mn>
        </msubsup>
        <msubsup>
          <mi>μ</mi>
          <mn>2</mn>
          <mn>3</mn>
        </msubsup>
      </mfrac>
    </mrow>
    <annotation encoding="StarMath 5.0">sqrt{ N(N-1) } over N times {%mu_{ 3 }^2 over %mu_{ 2 }^3}</annotation>
  </semantics>
</math>
</file>

<file path=Object 33/content.xml><?xml version="1.0" encoding="utf-8"?>
<math xmlns="http://www.w3.org/1998/Math/MathML" display="block">
  <semantics>
    <mrow>
      <mi mathvariant="italic">Kurt</mi>
      <mo stretchy="false">=</mo>
      <mfrac>
        <msub>
          <mi>μ</mi>
          <mn>4</mn>
        </msub>
        <msup>
          <mi>σ</mi>
          <mn>4</mn>
        </msup>
      </mfrac>
    </mrow>
    <annotation encoding="StarMath 5.0">Kurt = %mu_{ 4 } over %sigma^4</annotation>
  </semantics>
</math>
</file>

<file path=Object 34/content.xml><?xml version="1.0" encoding="utf-8"?>
<math xmlns="http://www.w3.org/1998/Math/MathML" display="block">
  <semantics>
    <mrow>
      <mfrac>
        <msubsup>
          <mi>μ</mi>
          <mn>3</mn>
          <mn>2</mn>
        </msubsup>
        <msubsup>
          <mi>μ</mi>
          <mn>2</mn>
          <mn>3</mn>
        </msubsup>
      </mfrac>
      <mo stretchy="false">−</mo>
      <mn>3</mn>
    </mrow>
    <annotation encoding="StarMath 5.0">%mu_{ 3 }^2 over %mu_{ 2 }^3 - 3</annotation>
  </semantics>
</math>
</file>

<file path=Object 35/content.xml><?xml version="1.0" encoding="utf-8"?>
<math xmlns="http://www.w3.org/1998/Math/MathML" display="block">
  <semantics>
    <mrow>
      <msub>
        <mi>β</mi>
        <mn>2</mn>
      </msub>
      <mo stretchy="false">=</mo>
      <mfrac>
        <msub>
          <mi>μ</mi>
          <mn>4</mn>
        </msub>
        <msubsup>
          <mi>μ</mi>
          <mn>2</mn>
          <mn>2</mn>
        </msubsup>
      </mfrac>
    </mrow>
    <annotation encoding="StarMath 5.0">%beta_{ 2 } = %mu_{ 4 } over %mu_{2}^2</annotation>
  </semantics>
</math>
</file>

<file path=Object 4/content.xml><?xml version="1.0" encoding="utf-8"?>
<math xmlns="http://www.w3.org/1998/Math/MathML" display="block">
  <semantics>
    <mrow>
      <msub>
        <mi>d</mi>
        <mi>i</mi>
      </msub>
      <mo stretchy="false">=</mo>
      <mrow>
        <msub>
          <mi>x</mi>
          <mi>i</mi>
        </msub>
        <mo stretchy="false">−</mo>
        <mi>a</mi>
      </mrow>
    </mrow>
    <annotation encoding="StarMath 5.0">d_{ i } = x_{ i } - a</annotation>
  </semantics>
</math>
</file>

<file path=Object 5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row>
        <mi>a</mi>
        <mo stretchy="false">+</mo>
        <mrow>
          <mrow>
            <mo fence="true" form="prefix" stretchy="false">(</mo>
            <mrow>
              <mfrac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f</mi>
                      <mi>i</mi>
                    </msub>
                  </mrow>
                  <mo stretchy="false">×</mo>
                  <mrow>
                    <msub>
                      <mi>d</mi>
                      <mi>i</mi>
                    </msub>
                    <mtext>'</mtext>
                  </mrow>
                </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f</mi>
                    <mi>i</mi>
                  </msub>
                </mrow>
              </mfrac>
            </mrow>
            <mo fence="true" form="postfix" stretchy="false">)</mo>
          </mrow>
          <mo stretchy="false">×</mo>
          <mi>h</mi>
        </mrow>
      </mrow>
    </mrow>
    <annotation encoding="StarMath 5.0">bar{ x } = a + ({sum from{i=1} to{n} f_{ i } times nospace{d_{ i }"'"} over sum from{i=1} to{n} f_{ i }} ) times h</annotation>
  </semantics>
</math>
</file>

<file path=Object 6/content.xml><?xml version="1.0" encoding="utf-8"?>
<math xmlns="http://www.w3.org/1998/Math/MathML" display="block">
  <semantics>
    <mrow>
      <mrow>
        <msub>
          <mi>d</mi>
          <mi>i</mi>
        </msub>
        <mtext>'</mtext>
      </mrow>
      <mo stretchy="false">=</mo>
      <mfrac>
        <mrow>
          <msub>
            <mi>x</mi>
            <mi>i</mi>
          </msub>
          <mo stretchy="false">−</mo>
          <mi>a</mi>
        </mrow>
        <mi>h</mi>
      </mfrac>
    </mrow>
    <annotation encoding="StarMath 5.0">nospace{d_{ i }"'"} = {x_{ i } - a} over h </annotation>
  </semantics>
</math>
</file>

<file path=Object 7/content.xml><?xml version="1.0" encoding="utf-8"?>
<math xmlns="http://www.w3.org/1998/Math/MathML" display="block">
  <semantics>
    <mrow>
      <msub>
        <mi>d</mi>
        <mi>i</mi>
      </msub>
      <mtext>'</mtext>
    </mrow>
    <annotation encoding="StarMath 5.0">nospace{ d_{i}"'" }</annotation>
  </semantics>
</math>
</file>

<file path=Object 8/content.xml><?xml version="1.0" encoding="utf-8"?>
<math xmlns="http://www.w3.org/1998/Math/MathML" display="block">
  <semantics>
    <mrow>
      <mrow>
        <msub>
          <mi>d</mi>
          <mi>i</mi>
        </msub>
        <mtext>'</mtext>
      </mrow>
      <mo stretchy="false">=</mo>
      <mfrac>
        <msub>
          <mi>d</mi>
          <mi>i</mi>
        </msub>
        <mi>h</mi>
      </mfrac>
    </mrow>
    <annotation encoding="StarMath 5.0">nospace{ d_{i}"'" } = d_{ i } over h</annotation>
  </semantics>
</math>
</file>

<file path=Object 9/content.xml><?xml version="1.0" encoding="utf-8"?>
<math xmlns="http://www.w3.org/1998/Math/MathML" display="block">
  <semantics>
    <mrow>
      <mi>M</mi>
      <mo stretchy="false">=</mo>
      <mrow>
        <mi>L</mi>
        <mo stretchy="false">+</mo>
        <mrow>
          <mfrac>
            <mrow>
              <mfrac>
                <mi>n</mi>
                <mn>2</mn>
              </mfrac>
              <mo stretchy="false">−</mo>
              <mi>c</mi>
            </mrow>
            <mi>f</mi>
          </mfrac>
          <mo stretchy="false">×</mo>
          <mi>h</mi>
        </mrow>
      </mrow>
    </mrow>
    <annotation encoding="StarMath 5.0">M = L + {{n over 2 - c} over f} times h</annotation>
  </semantics>
</math>
</file>